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transparent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7" style:family="table-cell" style:parent-style-name="_19968__33324__32_2_32_2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9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19968__33324__32_2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21315__20998__20301__91_0_93__32_3" style:data-style-name="N48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4" style:family="table-cell" style:parent-style-name="_19968__33324__32_2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19968__33324__32_2_32_2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_32_2" style:data-style-name="N0">
      <style:table-cell-properties style:vertical-align="middle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4" style:family="table-cell" style:parent-style-name="_19968__33324__32_2_32_2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37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FF0000" style:font-name="微軟正黑體" style:font-name-asian="微軟正黑體" style:font-name-complex="微軟正黑體"/>
    </style:style>
    <style:style style:name="ce38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9" style:family="table-cell" style:parent-style-name="_19968__33324__32_2_32_2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40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41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4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FF0000" style:font-name="微軟正黑體" style:font-name-asian="微軟正黑體" style:font-name-complex="微軟正黑體"/>
    </style:style>
    <style:style style:name="ce43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1.5875cm"/>
    </style:style>
    <style:style style:name="co12" style:family="table-column">
      <style:table-column-properties fo:break-before="auto" style:column-width="0.9525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13770833333333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95791666666667cm"/>
    </style:style>
    <style:style style:name="co17" style:family="table-column">
      <style:table-column-properties fo:break-before="auto" style:column-width="2.143125cm" style:use-optimal-column-width="true"/>
    </style:style>
    <style:style style:name="co18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15pt" style:use-optimal-row-height="false" fo:break-before="auto"/>
    </style:style>
    <style:style style:name="ro6" style:family="table-row">
      <style:table-row-properties style:row-height="22.9pt" style:use-optimal-row-height="false" fo:break-before="auto"/>
    </style:style>
    <style:style style:name="ro7" style:family="table-row">
      <style:table-row-properties style:row-height="25.9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3.45pt" style:use-optimal-row-height="false" fo:break-before="auto"/>
    </style:style>
    <style:style style:name="ro10" style:family="table-row">
      <style:table-row-properties style:row-height="22.5pt" style:use-optimal-row-height="false" fo:break-before="auto"/>
    </style:style>
    <style:style style:name="ro11" style:family="table-row">
      <style:table-row-properties style:row-height="25.5pt" style:use-optimal-row-height="false" fo:break-before="auto"/>
    </style:style>
    <style:style style:name="ro12" style:family="table-row">
      <style:table-row-properties style:row-height="19.9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3" table:default-cell-style-name="ce42"/>
        <table:table-column table:style-name="co4" table:default-cell-style-name="ce42"/>
        <table:table-column table:style-name="co5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43"/>
        <table:table-column table:style-name="co7" table:number-columns-repeated="217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23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number-columns-spanned="6" table:number-rows-spanned="1" table:style-name="ce4">
            <text:p>中 華 民 國 109 年 1 月 底</text:p>
          </table:table-cell>
          <table:covered-table-cell table:number-columns-repeated="5"/>
          <table:table-cell table:number-columns-repeated="10" table:style-name="ce3"/>
          <table:table-cell table:number-columns-repeated="2" table:style-name="ce5"/>
          <table:table-cell office:value-type="string" table:style-name="ce6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7">
            <text:p>區域別</text:p>
          </table:table-cell>
          <table:table-cell office:value-type="string" table:number-columns-spanned="3" table:number-rows-spanned="1" table:style-name="ce8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9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6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11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12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12<text:s/><text:span text:style-name="T3">～</text:span><text:span text:style-name="T1"><text:s/></text:span>17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2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65<text:span text:style-name="T3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5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6">
            <text:p>總 <text:s text:c="3"/>計</text:p>
          </table:table-cell>
          <table:table-cell office:value-type="float" office:value="23604265" table:style-name="ce17">
            <text:p>23,604,265</text:p>
          </table:table-cell>
          <table:table-cell office:value-type="float" office:value="11704308" table:style-name="ce17">
            <text:p>11,704,308</text:p>
          </table:table-cell>
          <table:table-cell office:value-type="float" office:value="11899957" table:style-name="ce17">
            <text:p>11,899,957</text:p>
          </table:table-cell>
          <table:table-cell office:value-type="float" office:value="969885" table:style-name="ce17">
            <text:p>969,885</text:p>
          </table:table-cell>
          <table:table-cell office:value-type="float" office:value="502621" table:style-name="ce17">
            <text:p>502,621</text:p>
          </table:table-cell>
          <table:table-cell office:value-type="float" office:value="467264" table:style-name="ce17">
            <text:p>467,264</text:p>
          </table:table-cell>
          <table:table-cell office:value-type="float" office:value="4.1089396344262363" table:style-name="ce18">
            <text:p>4.11</text:p>
          </table:table-cell>
          <table:table-cell office:value-type="float" office:value="1381202" table:style-name="ce17">
            <text:p>1,381,202</text:p>
          </table:table-cell>
          <table:table-cell office:value-type="float" office:value="715440" table:style-name="ce17">
            <text:p>715,440</text:p>
          </table:table-cell>
          <table:table-cell office:value-type="float" office:value="665762" table:style-name="ce17">
            <text:p>665,762</text:p>
          </table:table-cell>
          <table:table-cell office:value-type="float" office:value="5.8514933635934012" table:style-name="ce19">
            <text:p>5.85</text:p>
          </table:table-cell>
          <table:table-cell office:value-type="float" office:value="2384227" table:style-name="ce17">
            <text:p>2,384,227</text:p>
          </table:table-cell>
          <table:table-cell office:value-type="float" office:value="1236818" table:style-name="ce17">
            <text:p>1,236,818</text:p>
          </table:table-cell>
          <table:table-cell office:value-type="float" office:value="1147409" table:style-name="ce17">
            <text:p>1,147,409</text:p>
          </table:table-cell>
          <table:table-cell office:value-type="float" office:value="10.100831353994712" table:style-name="ce18">
            <text:p>10.10</text:p>
          </table:table-cell>
          <table:table-cell office:value-type="float" office:value="2591179" table:style-name="ce17">
            <text:p>2,591,179</text:p>
          </table:table-cell>
          <table:table-cell office:value-type="float" office:value="1344895" table:style-name="ce17">
            <text:p>1,344,895</text:p>
          </table:table-cell>
          <table:table-cell office:value-type="float" office:value="1246284" table:style-name="ce17">
            <text:p>1,246,284</text:p>
          </table:table-cell>
          <table:table-cell office:value-type="float" office:value="10.977588160444734" table:style-name="ce18">
            <text:p>10.98</text:p>
          </table:table-cell>
          <table:table-cell office:value-type="float" office:value="1310386" table:style-name="ce17">
            <text:p>1,310,386</text:p>
          </table:table-cell>
          <table:table-cell office:value-type="float" office:value="685118" table:style-name="ce17">
            <text:p>685,118</text:p>
          </table:table-cell>
          <table:table-cell office:value-type="float" office:value="625268" table:style-name="ce17">
            <text:p>625,268</text:p>
          </table:table-cell>
          <table:table-cell office:value-type="float" office:value="5.5514797855387581" table:style-name="ce18">
            <text:p>5.55</text:p>
          </table:table-cell>
          <table:table-cell office:value-type="float" office:value="19351009" table:style-name="ce17">
            <text:p>19,351,009</text:p>
          </table:table-cell>
          <table:table-cell office:value-type="float" office:value="9491385" table:style-name="ce17">
            <text:p>9,491,385</text:p>
          </table:table-cell>
          <table:table-cell office:value-type="float" office:value="9859624" table:style-name="ce17">
            <text:p>9,859,624</text:p>
          </table:table-cell>
          <table:table-cell office:value-type="float" office:value="81.980985216019221" table:style-name="ce18">
            <text:p>81.98</text:p>
          </table:table-cell>
          <table:table-cell office:value-type="float" office:value="3626984" table:style-name="ce17">
            <text:p>3,626,984</text:p>
          </table:table-cell>
          <table:table-cell office:value-type="float" office:value="1656538" table:style-name="ce17">
            <text:p>1,656,538</text:p>
          </table:table-cell>
          <table:table-cell office:value-type="float" office:value="1970446" table:style-name="ce17">
            <text:p>1,970,446</text:p>
          </table:table-cell>
          <table:table-cell office:value-type="float" office:value="15.365799358717588" table:style-name="ce18">
            <text:p>15.37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新北市</text:p>
          </table:table-cell>
          <table:table-cell office:value-type="float" office:value="4020572" table:style-name="ce21">
            <text:p>4,020,572</text:p>
          </table:table-cell>
          <table:table-cell office:value-type="float" office:value="1964331" table:style-name="ce21">
            <text:p>1,964,331</text:p>
          </table:table-cell>
          <table:table-cell office:value-type="float" office:value="2056241" table:style-name="ce21">
            <text:p>2,056,241</text:p>
          </table:table-cell>
          <table:table-cell office:value-type="float" office:value="152099" table:style-name="ce21">
            <text:p>152,099</text:p>
          </table:table-cell>
          <table:table-cell office:value-type="float" office:value="78614" table:style-name="ce21">
            <text:p>78,614</text:p>
          </table:table-cell>
          <table:table-cell office:value-type="float" office:value="73485" table:style-name="ce21">
            <text:p>73,485</text:p>
          </table:table-cell>
          <table:table-cell office:value-type="float" office:value="3.78301893362437" table:style-name="ce22">
            <text:p>3.78</text:p>
          </table:table-cell>
          <table:table-cell office:value-type="float" office:value="219921" table:style-name="ce21">
            <text:p>219,921</text:p>
          </table:table-cell>
          <table:table-cell office:value-type="float" office:value="113634" table:style-name="ce21">
            <text:p>113,634</text:p>
          </table:table-cell>
          <table:table-cell office:value-type="float" office:value="106287" table:style-name="ce21">
            <text:p>106,287</text:p>
          </table:table-cell>
          <table:table-cell office:value-type="float" office:value="5.4698933385597872" table:style-name="ce23">
            <text:p>5.47</text:p>
          </table:table-cell>
          <table:table-cell office:value-type="float" office:value="385947" table:style-name="ce21">
            <text:p>385,947</text:p>
          </table:table-cell>
          <table:table-cell office:value-type="float" office:value="199841" table:style-name="ce21">
            <text:p>199,841</text:p>
          </table:table-cell>
          <table:table-cell office:value-type="float" office:value="186106" table:style-name="ce21">
            <text:p>186,106</text:p>
          </table:table-cell>
          <table:table-cell office:value-type="float" office:value="9.5993057704227152" table:style-name="ce22">
            <text:p>9.60</text:p>
          </table:table-cell>
          <table:table-cell office:value-type="float" office:value="419198" table:style-name="ce21">
            <text:p>419,198</text:p>
          </table:table-cell>
          <table:table-cell office:value-type="float" office:value="217128" table:style-name="ce21">
            <text:p>217,128</text:p>
          </table:table-cell>
          <table:table-cell office:value-type="float" office:value="202070" table:style-name="ce21">
            <text:p>202,070</text:p>
          </table:table-cell>
          <table:table-cell office:value-type="float" office:value="10.426327398191102" table:style-name="ce22">
            <text:p>10.43</text:p>
          </table:table-cell>
          <table:table-cell office:value-type="float" office:value="212356" table:style-name="ce21">
            <text:p>212,356</text:p>
          </table:table-cell>
          <table:table-cell office:value-type="float" office:value="110919" table:style-name="ce21">
            <text:p>110,919</text:p>
          </table:table-cell>
          <table:table-cell office:value-type="float" office:value="101437" table:style-name="ce21">
            <text:p>101,437</text:p>
          </table:table-cell>
          <table:table-cell office:value-type="float" office:value="5.281736031589535" table:style-name="ce22">
            <text:p>5.28</text:p>
          </table:table-cell>
          <table:table-cell office:value-type="float" office:value="3330338" table:style-name="ce21">
            <text:p>3,330,338</text:p>
          </table:table-cell>
          <table:table-cell office:value-type="float" office:value="1605751" table:style-name="ce21">
            <text:p>1,605,751</text:p>
          </table:table-cell>
          <table:table-cell office:value-type="float" office:value="1724587" table:style-name="ce21">
            <text:p>1,724,587</text:p>
          </table:table-cell>
          <table:table-cell office:value-type="float" office:value="82.832442746952424" table:style-name="ce22">
            <text:p>82.83</text:p>
          </table:table-cell>
          <table:table-cell office:value-type="float" office:value="582734" table:style-name="ce21">
            <text:p>582,734</text:p>
          </table:table-cell>
          <table:table-cell office:value-type="float" office:value="263679" table:style-name="ce21">
            <text:p>263,679</text:p>
          </table:table-cell>
          <table:table-cell office:value-type="float" office:value="319055" table:style-name="ce21">
            <text:p>319,055</text:p>
          </table:table-cell>
          <table:table-cell office:value-type="float" office:value="14.493808343688411" table:style-name="ce22">
            <text:p>14.49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北市</text:p>
          </table:table-cell>
          <table:table-cell office:value-type="float" office:value="2642877" table:style-name="ce21">
            <text:p>2,642,877</text:p>
          </table:table-cell>
          <table:table-cell office:value-type="float" office:value="1258801" table:style-name="ce21">
            <text:p>1,258,801</text:p>
          </table:table-cell>
          <table:table-cell office:value-type="float" office:value="1384076" table:style-name="ce21">
            <text:p>1,384,076</text:p>
          </table:table-cell>
          <table:table-cell office:value-type="float" office:value="125002" table:style-name="ce21">
            <text:p>125,002</text:p>
          </table:table-cell>
          <table:table-cell office:value-type="float" office:value="64466" table:style-name="ce21">
            <text:p>64,466</text:p>
          </table:table-cell>
          <table:table-cell office:value-type="float" office:value="60536" table:style-name="ce21">
            <text:p>60,536</text:p>
          </table:table-cell>
          <table:table-cell office:value-type="float" office:value="4.7297698682155849" table:style-name="ce22">
            <text:p>4.73</text:p>
          </table:table-cell>
          <table:table-cell office:value-type="float" office:value="175172" table:style-name="ce21">
            <text:p>175,172</text:p>
          </table:table-cell>
          <table:table-cell office:value-type="float" office:value="90258" table:style-name="ce21">
            <text:p>90,258</text:p>
          </table:table-cell>
          <table:table-cell office:value-type="float" office:value="84914" table:style-name="ce21">
            <text:p>84,914</text:p>
          </table:table-cell>
          <table:table-cell office:value-type="float" office:value="6.6280799295616104" table:style-name="ce23">
            <text:p>6.63</text:p>
          </table:table-cell>
          <table:table-cell office:value-type="float" office:value="288556" table:style-name="ce21">
            <text:p>288,556</text:p>
          </table:table-cell>
          <table:table-cell office:value-type="float" office:value="149097" table:style-name="ce21">
            <text:p>149,097</text:p>
          </table:table-cell>
          <table:table-cell office:value-type="float" office:value="139459" table:style-name="ce21">
            <text:p>139,459</text:p>
          </table:table-cell>
          <table:table-cell office:value-type="float" office:value="10.918253100692919" table:style-name="ce22">
            <text:p>10.92</text:p>
          </table:table-cell>
          <table:table-cell office:value-type="float" office:value="311594" table:style-name="ce21">
            <text:p>311,594</text:p>
          </table:table-cell>
          <table:table-cell office:value-type="float" office:value="161071" table:style-name="ce21">
            <text:p>161,071</text:p>
          </table:table-cell>
          <table:table-cell office:value-type="float" office:value="150523" table:style-name="ce21">
            <text:p>150,523</text:p>
          </table:table-cell>
          <table:table-cell office:value-type="float" office:value="11.789954659259587" table:style-name="ce22">
            <text:p>11.79</text:p>
          </table:table-cell>
          <table:table-cell office:value-type="float" office:value="132337" table:style-name="ce21">
            <text:p>132,337</text:p>
          </table:table-cell>
          <table:table-cell office:value-type="float" office:value="69099" table:style-name="ce21">
            <text:p>69,099</text:p>
          </table:table-cell>
          <table:table-cell office:value-type="float" office:value="63238" table:style-name="ce21">
            <text:p>63,238</text:p>
          </table:table-cell>
          <table:table-cell office:value-type="float" office:value="5.0073083234671909" table:style-name="ce22">
            <text:p>5.01</text:p>
          </table:table-cell>
          <table:table-cell office:value-type="float" office:value="2170734" table:style-name="ce21">
            <text:p>2,170,734</text:p>
          </table:table-cell>
          <table:table-cell office:value-type="float" office:value="1014040" table:style-name="ce21">
            <text:p>1,014,040</text:p>
          </table:table-cell>
          <table:table-cell office:value-type="float" office:value="1156694" table:style-name="ce21">
            <text:p>1,156,694</text:p>
          </table:table-cell>
          <table:table-cell office:value-type="float" office:value="82.135263956665412" table:style-name="ce22">
            <text:p>82.14</text:p>
          </table:table-cell>
          <table:table-cell office:value-type="float" office:value="480239" table:style-name="ce21">
            <text:p>480,239</text:p>
          </table:table-cell>
          <table:table-cell office:value-type="float" office:value="213849" table:style-name="ce21">
            <text:p>213,849</text:p>
          </table:table-cell>
          <table:table-cell office:value-type="float" office:value="266390" table:style-name="ce21">
            <text:p>266,390</text:p>
          </table:table-cell>
          <table:table-cell office:value-type="float" office:value="18.171068876833843" table:style-name="ce22">
            <text:p>18.17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桃園市</text:p>
          </table:table-cell>
          <table:table-cell office:value-type="float" office:value="2250954" table:style-name="ce21">
            <text:p>2,250,954</text:p>
          </table:table-cell>
          <table:table-cell office:value-type="float" office:value="1116982" table:style-name="ce21">
            <text:p>1,116,982</text:p>
          </table:table-cell>
          <table:table-cell office:value-type="float" office:value="1133972" table:style-name="ce21">
            <text:p>1,133,972</text:p>
          </table:table-cell>
          <table:table-cell office:value-type="float" office:value="115064" table:style-name="ce21">
            <text:p>115,064</text:p>
          </table:table-cell>
          <table:table-cell office:value-type="float" office:value="59762" table:style-name="ce21">
            <text:p>59,762</text:p>
          </table:table-cell>
          <table:table-cell office:value-type="float" office:value="55302" table:style-name="ce21">
            <text:p>55,302</text:p>
          </table:table-cell>
          <table:table-cell office:value-type="float" office:value="5.1117881573768278" table:style-name="ce22">
            <text:p>5.11</text:p>
          </table:table-cell>
          <table:table-cell office:value-type="float" office:value="160173" table:style-name="ce21">
            <text:p>160,173</text:p>
          </table:table-cell>
          <table:table-cell office:value-type="float" office:value="83258" table:style-name="ce21">
            <text:p>83,258</text:p>
          </table:table-cell>
          <table:table-cell office:value-type="float" office:value="76915" table:style-name="ce21">
            <text:p>76,915</text:p>
          </table:table-cell>
          <table:table-cell office:value-type="float" office:value="7.115782908046989" table:style-name="ce23">
            <text:p>7.12</text:p>
          </table:table-cell>
          <table:table-cell office:value-type="float" office:value="268306" table:style-name="ce21">
            <text:p>268,306</text:p>
          </table:table-cell>
          <table:table-cell office:value-type="float" office:value="139381" table:style-name="ce21">
            <text:p>139,381</text:p>
          </table:table-cell>
          <table:table-cell office:value-type="float" office:value="128925" table:style-name="ce21">
            <text:p>128,925</text:p>
          </table:table-cell>
          <table:table-cell office:value-type="float" office:value="11.919657176468288" table:style-name="ce22">
            <text:p>11.92</text:p>
          </table:table-cell>
          <table:table-cell office:value-type="float" office:value="290401" table:style-name="ce21">
            <text:p>290,401</text:p>
          </table:table-cell>
          <table:table-cell office:value-type="float" office:value="151007" table:style-name="ce21">
            <text:p>151,007</text:p>
          </table:table-cell>
          <table:table-cell office:value-type="float" office:value="139394" table:style-name="ce21">
            <text:p>139,394</text:p>
          </table:table-cell>
          <table:table-cell office:value-type="float" office:value="12.901240984933498" table:style-name="ce22">
            <text:p>12.90</text:p>
          </table:table-cell>
          <table:table-cell office:value-type="float" office:value="138787" table:style-name="ce21">
            <text:p>138,787</text:p>
          </table:table-cell>
          <table:table-cell office:value-type="float" office:value="72835" table:style-name="ce21">
            <text:p>72,835</text:p>
          </table:table-cell>
          <table:table-cell office:value-type="float" office:value="65952" table:style-name="ce21">
            <text:p>65,952</text:p>
          </table:table-cell>
          <table:table-cell office:value-type="float" office:value="6.1656968556443177" table:style-name="ce22">
            <text:p>6.17</text:p>
          </table:table-cell>
          <table:table-cell office:value-type="float" office:value="1786132" table:style-name="ce21">
            <text:p>1,786,132</text:p>
          </table:table-cell>
          <table:table-cell office:value-type="float" office:value="874596" table:style-name="ce21">
            <text:p>874,596</text:p>
          </table:table-cell>
          <table:table-cell office:value-type="float" office:value="911536" table:style-name="ce21">
            <text:p>911,536</text:p>
          </table:table-cell>
          <table:table-cell office:value-type="float" office:value="79.350000044425599" table:style-name="ce22">
            <text:p>79.35</text:p>
          </table:table-cell>
          <table:table-cell office:value-type="float" office:value="274194" table:style-name="ce21">
            <text:p>274,194</text:p>
          </table:table-cell>
          <table:table-cell office:value-type="float" office:value="125939" table:style-name="ce21">
            <text:p>125,939</text:p>
          </table:table-cell>
          <table:table-cell office:value-type="float" office:value="148255" table:style-name="ce21">
            <text:p>148,255</text:p>
          </table:table-cell>
          <table:table-cell office:value-type="float" office:value="12.181235156293733" table:style-name="ce22">
            <text:p>12.18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中市</text:p>
          </table:table-cell>
          <table:table-cell office:value-type="float" office:value="2815704" table:style-name="ce21">
            <text:p>2,815,704</text:p>
          </table:table-cell>
          <table:table-cell office:value-type="float" office:value="1384229" table:style-name="ce21">
            <text:p>1,384,229</text:p>
          </table:table-cell>
          <table:table-cell office:value-type="float" office:value="1431475" table:style-name="ce21">
            <text:p>1,431,475</text:p>
          </table:table-cell>
          <table:table-cell office:value-type="float" office:value="130325" table:style-name="ce21">
            <text:p>130,325</text:p>
          </table:table-cell>
          <table:table-cell office:value-type="float" office:value="67769" table:style-name="ce21">
            <text:p>67,769</text:p>
          </table:table-cell>
          <table:table-cell office:value-type="float" office:value="62556" table:style-name="ce21">
            <text:p>62,556</text:p>
          </table:table-cell>
          <table:table-cell office:value-type="float" office:value="4.6285049848989814" table:style-name="ce22">
            <text:p>4.63</text:p>
          </table:table-cell>
          <table:table-cell office:value-type="float" office:value="186510" table:style-name="ce21">
            <text:p>186,510</text:p>
          </table:table-cell>
          <table:table-cell office:value-type="float" office:value="96812" table:style-name="ce21">
            <text:p>96,812</text:p>
          </table:table-cell>
          <table:table-cell office:value-type="float" office:value="89698" table:style-name="ce21">
            <text:p>89,698</text:p>
          </table:table-cell>
          <table:table-cell office:value-type="float" office:value="6.6239206962095452" table:style-name="ce23">
            <text:p>6.62</text:p>
          </table:table-cell>
          <table:table-cell office:value-type="float" office:value="318867" table:style-name="ce21">
            <text:p>318,867</text:p>
          </table:table-cell>
          <table:table-cell office:value-type="float" office:value="165611" table:style-name="ce21">
            <text:p>165,611</text:p>
          </table:table-cell>
          <table:table-cell office:value-type="float" office:value="153256" table:style-name="ce21">
            <text:p>153,256</text:p>
          </table:table-cell>
          <table:table-cell office:value-type="float" office:value="11.324592357719419" table:style-name="ce22">
            <text:p>11.32</text:p>
          </table:table-cell>
          <table:table-cell office:value-type="float" office:value="346410" table:style-name="ce21">
            <text:p>346,410</text:p>
          </table:table-cell>
          <table:table-cell office:value-type="float" office:value="179772" table:style-name="ce21">
            <text:p>179,772</text:p>
          </table:table-cell>
          <table:table-cell office:value-type="float" office:value="166638" table:style-name="ce21">
            <text:p>166,638</text:p>
          </table:table-cell>
          <table:table-cell office:value-type="float" office:value="12.302784667706549" table:style-name="ce22">
            <text:p>12.30</text:p>
          </table:table-cell>
          <table:table-cell office:value-type="float" office:value="169334" table:style-name="ce21">
            <text:p>169,334</text:p>
          </table:table-cell>
          <table:table-cell office:value-type="float" office:value="87951" table:style-name="ce21">
            <text:p>87,951</text:p>
          </table:table-cell>
          <table:table-cell office:value-type="float" office:value="81383" table:style-name="ce21">
            <text:p>81,383</text:p>
          </table:table-cell>
          <table:table-cell office:value-type="float" office:value="6.0139133943056509" table:style-name="ce22">
            <text:p>6.01</text:p>
          </table:table-cell>
          <table:table-cell office:value-type="float" office:value="2256113" table:style-name="ce21">
            <text:p>2,256,113</text:p>
          </table:table-cell>
          <table:table-cell office:value-type="float" office:value="1093765" table:style-name="ce21">
            <text:p>1,093,765</text:p>
          </table:table-cell>
          <table:table-cell office:value-type="float" office:value="1162348" table:style-name="ce21">
            <text:p>1,162,348</text:p>
          </table:table-cell>
          <table:table-cell office:value-type="float" office:value="80.126071490469158" table:style-name="ce22">
            <text:p>80.13</text:p>
          </table:table-cell>
          <table:table-cell office:value-type="float" office:value="364604" table:style-name="ce21">
            <text:p>364,604</text:p>
          </table:table-cell>
          <table:table-cell office:value-type="float" office:value="166610" table:style-name="ce21">
            <text:p>166,610</text:p>
          </table:table-cell>
          <table:table-cell office:value-type="float" office:value="197994" table:style-name="ce21">
            <text:p>197,994</text:p>
          </table:table-cell>
          <table:table-cell office:value-type="float" office:value="12.948946338109405" table:style-name="ce22">
            <text:p>12.95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南市</text:p>
          </table:table-cell>
          <table:table-cell office:value-type="float" office:value="1880216" table:style-name="ce21">
            <text:p>1,880,216</text:p>
          </table:table-cell>
          <table:table-cell office:value-type="float" office:value="936912" table:style-name="ce21">
            <text:p>936,912</text:p>
          </table:table-cell>
          <table:table-cell office:value-type="float" office:value="943304" table:style-name="ce21">
            <text:p>943,304</text:p>
          </table:table-cell>
          <table:table-cell office:value-type="float" office:value="71227" table:style-name="ce21">
            <text:p>71,227</text:p>
          </table:table-cell>
          <table:table-cell office:value-type="float" office:value="36893" table:style-name="ce21">
            <text:p>36,893</text:p>
          </table:table-cell>
          <table:table-cell office:value-type="float" office:value="34334" table:style-name="ce21">
            <text:p>34,334</text:p>
          </table:table-cell>
          <table:table-cell office:value-type="float" office:value="3.788234968748271" table:style-name="ce22">
            <text:p>3.79</text:p>
          </table:table-cell>
          <table:table-cell office:value-type="float" office:value="102748" table:style-name="ce21">
            <text:p>102,748</text:p>
          </table:table-cell>
          <table:table-cell office:value-type="float" office:value="53108" table:style-name="ce21">
            <text:p>53,108</text:p>
          </table:table-cell>
          <table:table-cell office:value-type="float" office:value="49640" table:style-name="ce21">
            <text:p>49,640</text:p>
          </table:table-cell>
          <table:table-cell office:value-type="float" office:value="5.4646912907878669" table:style-name="ce23">
            <text:p>5.46</text:p>
          </table:table-cell>
          <table:table-cell office:value-type="float" office:value="179690" table:style-name="ce21">
            <text:p>179,690</text:p>
          </table:table-cell>
          <table:table-cell office:value-type="float" office:value="93000" table:style-name="ce21">
            <text:p>93,000</text:p>
          </table:table-cell>
          <table:table-cell office:value-type="float" office:value="86690" table:style-name="ce21">
            <text:p>86,690</text:p>
          </table:table-cell>
          <table:table-cell office:value-type="float" office:value="9.5568806988133268" table:style-name="ce22">
            <text:p>9.56</text:p>
          </table:table-cell>
          <table:table-cell office:value-type="float" office:value="195503" table:style-name="ce21">
            <text:p>195,503</text:p>
          </table:table-cell>
          <table:table-cell office:value-type="float" office:value="101280" table:style-name="ce21">
            <text:p>101,280</text:p>
          </table:table-cell>
          <table:table-cell office:value-type="float" office:value="94223" table:style-name="ce21">
            <text:p>94,223</text:p>
          </table:table-cell>
          <table:table-cell office:value-type="float" office:value="10.397901092214937" table:style-name="ce22">
            <text:p>10.40</text:p>
          </table:table-cell>
          <table:table-cell office:value-type="float" office:value="98976" table:style-name="ce21">
            <text:p>98,976</text:p>
          </table:table-cell>
          <table:table-cell office:value-type="float" office:value="51769" table:style-name="ce21">
            <text:p>51,769</text:p>
          </table:table-cell>
          <table:table-cell office:value-type="float" office:value="47207" table:style-name="ce21">
            <text:p>47,207</text:p>
          </table:table-cell>
          <table:table-cell office:value-type="float" office:value="5.2640760423270514" table:style-name="ce22">
            <text:p>5.26</text:p>
          </table:table-cell>
          <table:table-cell office:value-type="float" office:value="1559234" table:style-name="ce21">
            <text:p>1,559,234</text:p>
          </table:table-cell>
          <table:table-cell office:value-type="float" office:value="770176" table:style-name="ce21">
            <text:p>770,176</text:p>
          </table:table-cell>
          <table:table-cell office:value-type="float" office:value="789058" table:style-name="ce21">
            <text:p>789,058</text:p>
          </table:table-cell>
          <table:table-cell office:value-type="float" office:value="82.928450773740892" table:style-name="ce22">
            <text:p>82.93</text:p>
          </table:table-cell>
          <table:table-cell office:value-type="float" office:value="297448" table:style-name="ce21">
            <text:p>297,448</text:p>
          </table:table-cell>
          <table:table-cell office:value-type="float" office:value="136609" table:style-name="ce21">
            <text:p>136,609</text:p>
          </table:table-cell>
          <table:table-cell office:value-type="float" office:value="160839" table:style-name="ce21">
            <text:p>160,839</text:p>
          </table:table-cell>
          <table:table-cell office:value-type="float" office:value="15.819884523905763" table:style-name="ce22">
            <text:p>15.82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高雄市</text:p>
          </table:table-cell>
          <table:table-cell office:value-type="float" office:value="2774571" table:style-name="ce21">
            <text:p>2,774,571</text:p>
          </table:table-cell>
          <table:table-cell office:value-type="float" office:value="1370190" table:style-name="ce21">
            <text:p>1,370,190</text:p>
          </table:table-cell>
          <table:table-cell office:value-type="float" office:value="1404381" table:style-name="ce21">
            <text:p>1,404,381</text:p>
          </table:table-cell>
          <table:table-cell office:value-type="float" office:value="104990" table:style-name="ce21">
            <text:p>104,990</text:p>
          </table:table-cell>
          <table:table-cell office:value-type="float" office:value="54508" table:style-name="ce21">
            <text:p>54,508</text:p>
          </table:table-cell>
          <table:table-cell office:value-type="float" office:value="50482" table:style-name="ce21">
            <text:p>50,482</text:p>
          </table:table-cell>
          <table:table-cell office:value-type="float" office:value="3.7840084106696135" table:style-name="ce22">
            <text:p>3.78</text:p>
          </table:table-cell>
          <table:table-cell office:value-type="float" office:value="149612" table:style-name="ce21">
            <text:p>149,612</text:p>
          </table:table-cell>
          <table:table-cell office:value-type="float" office:value="77538" table:style-name="ce21">
            <text:p>77,538</text:p>
          </table:table-cell>
          <table:table-cell office:value-type="float" office:value="72074" table:style-name="ce21">
            <text:p>72,074</text:p>
          </table:table-cell>
          <table:table-cell office:value-type="float" office:value="5.3922570372140415" table:style-name="ce23">
            <text:p>5.39</text:p>
          </table:table-cell>
          <table:table-cell office:value-type="float" office:value="258686" table:style-name="ce21">
            <text:p>258,686</text:p>
          </table:table-cell>
          <table:table-cell office:value-type="float" office:value="133978" table:style-name="ce21">
            <text:p>133,978</text:p>
          </table:table-cell>
          <table:table-cell office:value-type="float" office:value="124708" table:style-name="ce21">
            <text:p>124,708</text:p>
          </table:table-cell>
          <table:table-cell office:value-type="float" office:value="9.3234593744402297" table:style-name="ce22">
            <text:p>9.32</text:p>
          </table:table-cell>
          <table:table-cell office:value-type="float" office:value="281477" table:style-name="ce21">
            <text:p>281,477</text:p>
          </table:table-cell>
          <table:table-cell office:value-type="float" office:value="146080" table:style-name="ce21">
            <text:p>146,080</text:p>
          </table:table-cell>
          <table:table-cell office:value-type="float" office:value="135397" table:style-name="ce21">
            <text:p>135,397</text:p>
          </table:table-cell>
          <table:table-cell office:value-type="float" office:value="10.144883659491864" table:style-name="ce22">
            <text:p>10.14</text:p>
          </table:table-cell>
          <table:table-cell office:value-type="float" office:value="147021" table:style-name="ce21">
            <text:p>147,021</text:p>
          </table:table-cell>
          <table:table-cell office:value-type="float" office:value="76722" table:style-name="ce21">
            <text:p>76,722</text:p>
          </table:table-cell>
          <table:table-cell office:value-type="float" office:value="70299" table:style-name="ce21">
            <text:p>70,299</text:p>
          </table:table-cell>
          <table:table-cell office:value-type="float" office:value="5.298873231213042" table:style-name="ce22">
            <text:p>5.30</text:p>
          </table:table-cell>
          <table:table-cell office:value-type="float" office:value="2305137" table:style-name="ce21">
            <text:p>2,305,137</text:p>
          </table:table-cell>
          <table:table-cell office:value-type="float" office:value="1126288" table:style-name="ce21">
            <text:p>1,126,288</text:p>
          </table:table-cell>
          <table:table-cell office:value-type="float" office:value="1178849" table:style-name="ce21">
            <text:p>1,178,849</text:p>
          </table:table-cell>
          <table:table-cell office:value-type="float" office:value="83.08084384937348" table:style-name="ce22">
            <text:p>83.08</text:p>
          </table:table-cell>
          <table:table-cell office:value-type="float" office:value="440970" table:style-name="ce21">
            <text:p>440,970</text:p>
          </table:table-cell>
          <table:table-cell office:value-type="float" office:value="200820" table:style-name="ce21">
            <text:p>200,820</text:p>
          </table:table-cell>
          <table:table-cell office:value-type="float" office:value="240150" table:style-name="ce21">
            <text:p>240,150</text:p>
          </table:table-cell>
          <table:table-cell office:value-type="float" office:value="15.893267824106863" table:style-name="ce22">
            <text:p>15.89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灣省</text:p>
          </table:table-cell>
          <table:table-cell office:value-type="float" office:value="7066038" table:style-name="ce21">
            <text:p>7,066,038</text:p>
          </table:table-cell>
          <table:table-cell office:value-type="float" office:value="3595329" table:style-name="ce21">
            <text:p>3,595,329</text:p>
          </table:table-cell>
          <table:table-cell office:value-type="float" office:value="3470709" table:style-name="ce21">
            <text:p>3,470,709</text:p>
          </table:table-cell>
          <table:table-cell office:value-type="float" office:value="265495" table:style-name="ce21">
            <text:p>265,495</text:p>
          </table:table-cell>
          <table:table-cell office:value-type="float" office:value="137660" table:style-name="ce21">
            <text:p>137,660</text:p>
          </table:table-cell>
          <table:table-cell office:value-type="float" office:value="127835" table:style-name="ce21">
            <text:p>127,835</text:p>
          </table:table-cell>
          <table:table-cell office:value-type="float" office:value="3.7573389783638298" table:style-name="ce22">
            <text:p>3.76</text:p>
          </table:table-cell>
          <table:table-cell office:value-type="float" office:value="379567" table:style-name="ce21">
            <text:p>379,567</text:p>
          </table:table-cell>
          <table:table-cell office:value-type="float" office:value="196943" table:style-name="ce21">
            <text:p>196,943</text:p>
          </table:table-cell>
          <table:table-cell office:value-type="float" office:value="182624" table:style-name="ce21">
            <text:p>182,624</text:p>
          </table:table-cell>
          <table:table-cell office:value-type="float" office:value="5.3717090114714923" table:style-name="ce23">
            <text:p>5.37</text:p>
          </table:table-cell>
          <table:table-cell office:value-type="float" office:value="672383" table:style-name="ce21">
            <text:p>672,383</text:p>
          </table:table-cell>
          <table:table-cell office:value-type="float" office:value="349791" table:style-name="ce21">
            <text:p>349,791</text:p>
          </table:table-cell>
          <table:table-cell office:value-type="float" office:value="322592" table:style-name="ce21">
            <text:p>322,592</text:p>
          </table:table-cell>
          <table:table-cell office:value-type="float" office:value="9.5157003118296277" table:style-name="ce22">
            <text:p>9.52</text:p>
          </table:table-cell>
          <table:table-cell office:value-type="float" office:value="733934" table:style-name="ce21">
            <text:p>733,934</text:p>
          </table:table-cell>
          <table:table-cell office:value-type="float" office:value="381957" table:style-name="ce21">
            <text:p>381,957</text:p>
          </table:table-cell>
          <table:table-cell office:value-type="float" office:value="351977" table:style-name="ce21">
            <text:p>351,977</text:p>
          </table:table-cell>
          <table:table-cell office:value-type="float" office:value="10.386782522256462" table:style-name="ce22">
            <text:p>10.39</text:p>
          </table:table-cell>
          <table:table-cell office:value-type="float" office:value="405847" table:style-name="ce21">
            <text:p>405,847</text:p>
          </table:table-cell>
          <table:table-cell office:value-type="float" office:value="212781" table:style-name="ce21">
            <text:p>212,781</text:p>
          </table:table-cell>
          <table:table-cell office:value-type="float" office:value="193066" table:style-name="ce21">
            <text:p>193,066</text:p>
          </table:table-cell>
          <table:table-cell office:value-type="float" office:value="5.7436288907588668" table:style-name="ce22">
            <text:p>5.74</text:p>
          </table:table-cell>
          <table:table-cell office:value-type="float" office:value="5811483" table:style-name="ce21">
            <text:p>5,811,483</text:p>
          </table:table-cell>
          <table:table-cell office:value-type="float" office:value="2940445" table:style-name="ce21">
            <text:p>2,940,445</text:p>
          </table:table-cell>
          <table:table-cell office:value-type="float" office:value="2871038" table:style-name="ce21">
            <text:p>2,871,038</text:p>
          </table:table-cell>
          <table:table-cell office:value-type="float" office:value="82.245283707786456" table:style-name="ce22">
            <text:p>82.25</text:p>
          </table:table-cell>
          <table:table-cell office:value-type="float" office:value="1165957" table:style-name="ce21">
            <text:p>1,165,957</text:p>
          </table:table-cell>
          <table:table-cell office:value-type="float" office:value="538926" table:style-name="ce21">
            <text:p>538,926</text:p>
          </table:table-cell>
          <table:table-cell office:value-type="float" office:value="627031" table:style-name="ce21">
            <text:p>627,031</text:p>
          </table:table-cell>
          <table:table-cell office:value-type="float" office:value="16.500859463252247" table:style-name="ce22">
            <text:p>16.50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宜蘭縣</text:p>
          </table:table-cell>
          <table:table-cell office:value-type="float" office:value="454161" table:style-name="ce25">
            <text:p>454,161</text:p>
          </table:table-cell>
          <table:table-cell office:value-type="float" office:value="229173" table:style-name="ce25">
            <text:p>229,173</text:p>
          </table:table-cell>
          <table:table-cell office:value-type="float" office:value="224988" table:style-name="ce25">
            <text:p>224,988</text:p>
          </table:table-cell>
          <table:table-cell office:value-type="float" office:value="16541" table:style-name="ce25">
            <text:p>16,541</text:p>
          </table:table-cell>
          <table:table-cell office:value-type="float" office:value="8520" table:style-name="ce25">
            <text:p>8,520</text:p>
          </table:table-cell>
          <table:table-cell office:value-type="float" office:value="8021" table:style-name="ce25">
            <text:p>8,021</text:p>
          </table:table-cell>
          <table:table-cell office:value-type="float" office:value="3.6421004885932522" table:style-name="ce26">
            <text:p>3.64</text:p>
          </table:table-cell>
          <table:table-cell office:value-type="float" office:value="23679" table:style-name="ce25">
            <text:p>23,679</text:p>
          </table:table-cell>
          <table:table-cell office:value-type="float" office:value="12261" table:style-name="ce25">
            <text:p>12,261</text:p>
          </table:table-cell>
          <table:table-cell office:value-type="float" office:value="11418" table:style-name="ce25">
            <text:p>11,418</text:p>
          </table:table-cell>
          <table:table-cell office:value-type="float" office:value="5.2137898234326592" table:style-name="ce27">
            <text:p>5.21</text:p>
          </table:table-cell>
          <table:table-cell office:value-type="float" office:value="41932" table:style-name="ce25">
            <text:p>41,932</text:p>
          </table:table-cell>
          <table:table-cell office:value-type="float" office:value="21783" table:style-name="ce25">
            <text:p>21,783</text:p>
          </table:table-cell>
          <table:table-cell office:value-type="float" office:value="20149" table:style-name="ce25">
            <text:p>20,149</text:p>
          </table:table-cell>
          <table:table-cell office:value-type="float" office:value="9.2328491438058311" table:style-name="ce26">
            <text:p>9.23</text:p>
          </table:table-cell>
          <table:table-cell office:value-type="float" office:value="45674" table:style-name="ce25">
            <text:p>45,674</text:p>
          </table:table-cell>
          <table:table-cell office:value-type="float" office:value="23701" table:style-name="ce25">
            <text:p>23,701</text:p>
          </table:table-cell>
          <table:table-cell office:value-type="float" office:value="21973" table:style-name="ce25">
            <text:p>21,973</text:p>
          </table:table-cell>
          <table:table-cell office:value-type="float" office:value="10.056786029623856" table:style-name="ce26">
            <text:p>10.06</text:p>
          </table:table-cell>
          <table:table-cell office:value-type="float" office:value="25054" table:style-name="ce25">
            <text:p>25,054</text:p>
          </table:table-cell>
          <table:table-cell office:value-type="float" office:value="12988" table:style-name="ce25">
            <text:p>12,988</text:p>
          </table:table-cell>
          <table:table-cell office:value-type="float" office:value="12066" table:style-name="ce25">
            <text:p>12,066</text:p>
          </table:table-cell>
          <table:table-cell office:value-type="float" office:value="5.5165458945175825" table:style-name="ce26">
            <text:p>5.52</text:p>
          </table:table-cell>
          <table:table-cell office:value-type="float" office:value="376247" table:style-name="ce25">
            <text:p>376,247</text:p>
          </table:table-cell>
          <table:table-cell office:value-type="float" office:value="188712" table:style-name="ce25">
            <text:p>188,712</text:p>
          </table:table-cell>
          <table:table-cell office:value-type="float" office:value="187535" table:style-name="ce25">
            <text:p>187,535</text:p>
          </table:table-cell>
          <table:table-cell office:value-type="float" office:value="82.844409801810372" table:style-name="ce26">
            <text:p>82.84</text:p>
          </table:table-cell>
          <table:table-cell office:value-type="float" office:value="75507" table:style-name="ce25">
            <text:p>75,507</text:p>
          </table:table-cell>
          <table:table-cell office:value-type="float" office:value="34893" table:style-name="ce25">
            <text:p>34,893</text:p>
          </table:table-cell>
          <table:table-cell office:value-type="float" office:value="40614" table:style-name="ce25">
            <text:p>40,614</text:p>
          </table:table-cell>
          <table:table-cell office:value-type="float" office:value="16.625601934115874" table:style-name="ce26">
            <text:p>16.63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新竹縣</text:p>
          </table:table-cell>
          <table:table-cell office:value-type="float" office:value="564296" table:style-name="ce25">
            <text:p>564,296</text:p>
          </table:table-cell>
          <table:table-cell office:value-type="float" office:value="288044" table:style-name="ce25">
            <text:p>288,044</text:p>
          </table:table-cell>
          <table:table-cell office:value-type="float" office:value="276252" table:style-name="ce25">
            <text:p>276,252</text:p>
          </table:table-cell>
          <table:table-cell office:value-type="float" office:value="28142" table:style-name="ce25">
            <text:p>28,142</text:p>
          </table:table-cell>
          <table:table-cell office:value-type="float" office:value="14758" table:style-name="ce25">
            <text:p>14,758</text:p>
          </table:table-cell>
          <table:table-cell office:value-type="float" office:value="13384" table:style-name="ce25">
            <text:p>13,384</text:p>
          </table:table-cell>
          <table:table-cell office:value-type="float" office:value="4.9870989693352419" table:style-name="ce26">
            <text:p>4.99</text:p>
          </table:table-cell>
          <table:table-cell office:value-type="float" office:value="41277" table:style-name="ce25">
            <text:p>41,277</text:p>
          </table:table-cell>
          <table:table-cell office:value-type="float" office:value="21481" table:style-name="ce25">
            <text:p>21,481</text:p>
          </table:table-cell>
          <table:table-cell office:value-type="float" office:value="19796" table:style-name="ce25">
            <text:p>19,796</text:p>
          </table:table-cell>
          <table:table-cell office:value-type="float" office:value="7.3147780597416956" table:style-name="ce27">
            <text:p>7.31</text:p>
          </table:table-cell>
          <table:table-cell office:value-type="float" office:value="73061" table:style-name="ce25">
            <text:p>73,061</text:p>
          </table:table-cell>
          <table:table-cell office:value-type="float" office:value="37994" table:style-name="ce25">
            <text:p>37,994</text:p>
          </table:table-cell>
          <table:table-cell office:value-type="float" office:value="35067" table:style-name="ce25">
            <text:p>35,067</text:p>
          </table:table-cell>
          <table:table-cell office:value-type="float" office:value="12.947282986234173" table:style-name="ce26">
            <text:p>12.95</text:p>
          </table:table-cell>
          <table:table-cell office:value-type="float" office:value="79401" table:style-name="ce25">
            <text:p>79,401</text:p>
          </table:table-cell>
          <table:table-cell office:value-type="float" office:value="41256" table:style-name="ce25">
            <text:p>41,256</text:p>
          </table:table-cell>
          <table:table-cell office:value-type="float" office:value="38145" table:style-name="ce25">
            <text:p>38,145</text:p>
          </table:table-cell>
          <table:table-cell office:value-type="float" office:value="14.070806810610033" table:style-name="ce26">
            <text:p>14.07</text:p>
          </table:table-cell>
          <table:table-cell office:value-type="float" office:value="37308" table:style-name="ce25">
            <text:p>37,308</text:p>
          </table:table-cell>
          <table:table-cell office:value-type="float" office:value="19510" table:style-name="ce25">
            <text:p>19,510</text:p>
          </table:table-cell>
          <table:table-cell office:value-type="float" office:value="17798" table:style-name="ce25">
            <text:p>17,798</text:p>
          </table:table-cell>
          <table:table-cell office:value-type="float" office:value="6.6114237917688587" table:style-name="ce26">
            <text:p>6.61</text:p>
          </table:table-cell>
          <table:table-cell office:value-type="float" office:value="439310" table:style-name="ce25">
            <text:p>439,310</text:p>
          </table:table-cell>
          <table:table-cell office:value-type="float" office:value="222810" table:style-name="ce25">
            <text:p>222,810</text:p>
          </table:table-cell>
          <table:table-cell office:value-type="float" office:value="216500" table:style-name="ce25">
            <text:p>216,500</text:p>
          </table:table-cell>
          <table:table-cell office:value-type="float" office:value="77.850986007343664" table:style-name="ce26">
            <text:p>77.85</text:p>
          </table:table-cell>
          <table:table-cell office:value-type="float" office:value="71309" table:style-name="ce25">
            <text:p>71,309</text:p>
          </table:table-cell>
          <table:table-cell office:value-type="float" office:value="34011" table:style-name="ce25">
            <text:p>34,011</text:p>
          </table:table-cell>
          <table:table-cell office:value-type="float" office:value="37298" table:style-name="ce25">
            <text:p>37,298</text:p>
          </table:table-cell>
          <table:table-cell office:value-type="float" office:value="12.636807632873529" table:style-name="ce26">
            <text:p>12.64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苗栗縣</text:p>
          </table:table-cell>
          <table:table-cell office:value-type="float" office:value="545433" table:style-name="ce25">
            <text:p>545,433</text:p>
          </table:table-cell>
          <table:table-cell office:value-type="float" office:value="281239" table:style-name="ce25">
            <text:p>281,239</text:p>
          </table:table-cell>
          <table:table-cell office:value-type="float" office:value="264194" table:style-name="ce25">
            <text:p>264,194</text:p>
          </table:table-cell>
          <table:table-cell office:value-type="float" office:value="19115" table:style-name="ce25">
            <text:p>19,115</text:p>
          </table:table-cell>
          <table:table-cell office:value-type="float" office:value="9827" table:style-name="ce25">
            <text:p>9,827</text:p>
          </table:table-cell>
          <table:table-cell office:value-type="float" office:value="9288" table:style-name="ce25">
            <text:p>9,288</text:p>
          </table:table-cell>
          <table:table-cell office:value-type="float" office:value="3.5045550965929824" table:style-name="ce26">
            <text:p>3.50</text:p>
          </table:table-cell>
          <table:table-cell office:value-type="float" office:value="28459" table:style-name="ce25">
            <text:p>28,459</text:p>
          </table:table-cell>
          <table:table-cell office:value-type="float" office:value="14648" table:style-name="ce25">
            <text:p>14,648</text:p>
          </table:table-cell>
          <table:table-cell office:value-type="float" office:value="13811" table:style-name="ce25">
            <text:p>13,811</text:p>
          </table:table-cell>
          <table:table-cell office:value-type="float" office:value="5.2176894320659004" table:style-name="ce27">
            <text:p>5.22</text:p>
          </table:table-cell>
          <table:table-cell office:value-type="float" office:value="52071" table:style-name="ce25">
            <text:p>52,071</text:p>
          </table:table-cell>
          <table:table-cell office:value-type="float" office:value="26878" table:style-name="ce25">
            <text:p>26,878</text:p>
          </table:table-cell>
          <table:table-cell office:value-type="float" office:value="25193" table:style-name="ce25">
            <text:p>25,193</text:p>
          </table:table-cell>
          <table:table-cell office:value-type="float" office:value="9.5467270957202803" table:style-name="ce26">
            <text:p>9.55</text:p>
          </table:table-cell>
          <table:table-cell office:value-type="float" office:value="56961" table:style-name="ce25">
            <text:p>56,961</text:p>
          </table:table-cell>
          <table:table-cell office:value-type="float" office:value="29430" table:style-name="ce25">
            <text:p>29,430</text:p>
          </table:table-cell>
          <table:table-cell office:value-type="float" office:value="27531" table:style-name="ce25">
            <text:p>27,531</text:p>
          </table:table-cell>
          <table:table-cell office:value-type="float" office:value="10.4432625088691" table:style-name="ce26">
            <text:p>10.44</text:p>
          </table:table-cell>
          <table:table-cell office:value-type="float" office:value="31843" table:style-name="ce25">
            <text:p>31,843</text:p>
          </table:table-cell>
          <table:table-cell office:value-type="float" office:value="16964" table:style-name="ce25">
            <text:p>16,964</text:p>
          </table:table-cell>
          <table:table-cell office:value-type="float" office:value="14879" table:style-name="ce25">
            <text:p>14,879</text:p>
          </table:table-cell>
          <table:table-cell office:value-type="float" office:value="5.8381139388339172" table:style-name="ce26">
            <text:p>5.84</text:p>
          </table:table-cell>
          <table:table-cell office:value-type="float" office:value="448098" table:style-name="ce25">
            <text:p>448,098</text:p>
          </table:table-cell>
          <table:table-cell office:value-type="float" office:value="230391" table:style-name="ce25">
            <text:p>230,391</text:p>
          </table:table-cell>
          <table:table-cell office:value-type="float" office:value="217707" table:style-name="ce25">
            <text:p>217,707</text:p>
          </table:table-cell>
          <table:table-cell office:value-type="float" office:value="82.154545104531636" table:style-name="ce26">
            <text:p>82.15</text:p>
          </table:table-cell>
          <table:table-cell office:value-type="float" office:value="90767" table:style-name="ce25">
            <text:p>90,767</text:p>
          </table:table-cell>
          <table:table-cell office:value-type="float" office:value="43018" table:style-name="ce25">
            <text:p>43,018</text:p>
          </table:table-cell>
          <table:table-cell office:value-type="float" office:value="47749" table:style-name="ce25">
            <text:p>47,749</text:p>
          </table:table-cell>
          <table:table-cell office:value-type="float" office:value="16.641273996989547" table:style-name="ce26">
            <text:p>16.64</text:p>
          </table:table-cell>
          <table:table-cell table:number-columns-repeated="16352"/>
        </table:table-row>
        <table:table-row table:style-name="ro5">
          <table:table-cell office:value-type="string" table:style-name="ce24">
            <text:p>彰化縣</text:p>
          </table:table-cell>
          <table:table-cell office:value-type="float" office:value="1272449" table:style-name="ce25">
            <text:p>1,272,449</text:p>
          </table:table-cell>
          <table:table-cell office:value-type="float" office:value="647205" table:style-name="ce25">
            <text:p>647,205</text:p>
          </table:table-cell>
          <table:table-cell office:value-type="float" office:value="625244" table:style-name="ce25">
            <text:p>625,244</text:p>
          </table:table-cell>
          <table:table-cell office:value-type="float" office:value="54554" table:style-name="ce25">
            <text:p>54,554</text:p>
          </table:table-cell>
          <table:table-cell office:value-type="float" office:value="28328" table:style-name="ce25">
            <text:p>28,328</text:p>
          </table:table-cell>
          <table:table-cell office:value-type="float" office:value="26226" table:style-name="ce25">
            <text:p>26,226</text:p>
          </table:table-cell>
          <table:table-cell office:value-type="float" office:value="4.2873231068592927" table:style-name="ce26">
            <text:p>4.29</text:p>
          </table:table-cell>
          <table:table-cell office:value-type="float" office:value="75045" table:style-name="ce25">
            <text:p>75,045</text:p>
          </table:table-cell>
          <table:table-cell office:value-type="float" office:value="39076" table:style-name="ce25">
            <text:p>39,076</text:p>
          </table:table-cell>
          <table:table-cell office:value-type="float" office:value="35969" table:style-name="ce25">
            <text:p>35,969</text:p>
          </table:table-cell>
          <table:table-cell office:value-type="float" office:value="5.8976823432609082" table:style-name="ce27">
            <text:p>5.90</text:p>
          </table:table-cell>
          <table:table-cell office:value-type="float" office:value="128302" table:style-name="ce25">
            <text:p>128,302</text:p>
          </table:table-cell>
          <table:table-cell office:value-type="float" office:value="66716" table:style-name="ce25">
            <text:p>66,716</text:p>
          </table:table-cell>
          <table:table-cell office:value-type="float" office:value="61586" table:style-name="ce25">
            <text:p>61,586</text:p>
          </table:table-cell>
          <table:table-cell office:value-type="float" office:value="10.083076021121474" table:style-name="ce26">
            <text:p>10.08</text:p>
          </table:table-cell>
          <table:table-cell office:value-type="float" office:value="139335" table:style-name="ce25">
            <text:p>139,335</text:p>
          </table:table-cell>
          <table:table-cell office:value-type="float" office:value="72620" table:style-name="ce25">
            <text:p>72,620</text:p>
          </table:table-cell>
          <table:table-cell office:value-type="float" office:value="66715" table:style-name="ce25">
            <text:p>66,715</text:p>
          </table:table-cell>
          <table:table-cell office:value-type="float" office:value="10.950144170807631" table:style-name="ce26">
            <text:p>10.95</text:p>
          </table:table-cell>
          <table:table-cell office:value-type="float" office:value="75107" table:style-name="ce25">
            <text:p>75,107</text:p>
          </table:table-cell>
          <table:table-cell office:value-type="float" office:value="39732" table:style-name="ce25">
            <text:p>39,732</text:p>
          </table:table-cell>
          <table:table-cell office:value-type="float" office:value="35375" table:style-name="ce25">
            <text:p>35,375</text:p>
          </table:table-cell>
          <table:table-cell office:value-type="float" office:value="5.9025548371683261" table:style-name="ce26">
            <text:p>5.90</text:p>
          </table:table-cell>
          <table:table-cell office:value-type="float" office:value="1036702" table:style-name="ce25">
            <text:p>1,036,702</text:p>
          </table:table-cell>
          <table:table-cell office:value-type="float" office:value="523813" table:style-name="ce25">
            <text:p>523,813</text:p>
          </table:table-cell>
          <table:table-cell office:value-type="float" office:value="512889" table:style-name="ce25">
            <text:p>512,889</text:p>
          </table:table-cell>
          <table:table-cell office:value-type="float" office:value="81.472970625934721" table:style-name="ce26">
            <text:p>81.47</text:p>
          </table:table-cell>
          <table:table-cell office:value-type="float" office:value="204043" table:style-name="ce25">
            <text:p>204,043</text:p>
          </table:table-cell>
          <table:table-cell office:value-type="float" office:value="94052" table:style-name="ce25">
            <text:p>94,052</text:p>
          </table:table-cell>
          <table:table-cell office:value-type="float" office:value="109991" table:style-name="ce25">
            <text:p>109,991</text:p>
          </table:table-cell>
          <table:table-cell office:value-type="float" office:value="16.035456037923719" table:style-name="ce26">
            <text:p>16.04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南投縣</text:p>
          </table:table-cell>
          <table:table-cell office:value-type="float" office:value="493984" table:style-name="ce25">
            <text:p>493,984</text:p>
          </table:table-cell>
          <table:table-cell office:value-type="float" office:value="252644" table:style-name="ce25">
            <text:p>252,644</text:p>
          </table:table-cell>
          <table:table-cell office:value-type="float" office:value="241340" table:style-name="ce25">
            <text:p>241,340</text:p>
          </table:table-cell>
          <table:table-cell office:value-type="float" office:value="15692" table:style-name="ce25">
            <text:p>15,692</text:p>
          </table:table-cell>
          <table:table-cell office:value-type="float" office:value="8144" table:style-name="ce25">
            <text:p>8,144</text:p>
          </table:table-cell>
          <table:table-cell office:value-type="float" office:value="7548" table:style-name="ce25">
            <text:p>7,548</text:p>
          </table:table-cell>
          <table:table-cell office:value-type="float" office:value="3.1766211051370083" table:style-name="ce26">
            <text:p>3.18</text:p>
          </table:table-cell>
          <table:table-cell office:value-type="float" office:value="22365" table:style-name="ce25">
            <text:p>22,365</text:p>
          </table:table-cell>
          <table:table-cell office:value-type="float" office:value="11630" table:style-name="ce25">
            <text:p>11,630</text:p>
          </table:table-cell>
          <table:table-cell office:value-type="float" office:value="10735" table:style-name="ce25">
            <text:p>10,735</text:p>
          </table:table-cell>
          <table:table-cell office:value-type="float" office:value="4.5274745740752733" table:style-name="ce27">
            <text:p>4.53</text:p>
          </table:table-cell>
          <table:table-cell office:value-type="float" office:value="40566" table:style-name="ce25">
            <text:p>40,566</text:p>
          </table:table-cell>
          <table:table-cell office:value-type="float" office:value="21100" table:style-name="ce25">
            <text:p>21,100</text:p>
          </table:table-cell>
          <table:table-cell office:value-type="float" office:value="19466" table:style-name="ce25">
            <text:p>19,466</text:p>
          </table:table-cell>
          <table:table-cell office:value-type="float" office:value="8.2120068666191628" table:style-name="ce26">
            <text:p>8.21</text:p>
          </table:table-cell>
          <table:table-cell office:value-type="float" office:value="44589" table:style-name="ce25">
            <text:p>44,589</text:p>
          </table:table-cell>
          <table:table-cell office:value-type="float" office:value="23192" table:style-name="ce25">
            <text:p>23,192</text:p>
          </table:table-cell>
          <table:table-cell office:value-type="float" office:value="21397" table:style-name="ce25">
            <text:p>21,397</text:p>
          </table:table-cell>
          <table:table-cell office:value-type="float" office:value="9.0264057135453779" table:style-name="ce26">
            <text:p>9.03</text:p>
          </table:table-cell>
          <table:table-cell office:value-type="float" office:value="27300" table:style-name="ce25">
            <text:p>27,300</text:p>
          </table:table-cell>
          <table:table-cell office:value-type="float" office:value="14148" table:style-name="ce25">
            <text:p>14,148</text:p>
          </table:table-cell>
          <table:table-cell office:value-type="float" office:value="13152" table:style-name="ce25">
            <text:p>13,152</text:p>
          </table:table-cell>
          <table:table-cell office:value-type="float" office:value="5.5264947852562027" table:style-name="ce26">
            <text:p>5.53</text:p>
          </table:table-cell>
          <table:table-cell office:value-type="float" office:value="413944" table:style-name="ce25">
            <text:p>413,944</text:p>
          </table:table-cell>
          <table:table-cell office:value-type="float" office:value="211041" table:style-name="ce25">
            <text:p>211,041</text:p>
          </table:table-cell>
          <table:table-cell office:value-type="float" office:value="202903" table:style-name="ce25">
            <text:p>202,903</text:p>
          </table:table-cell>
          <table:table-cell office:value-type="float" office:value="83.797046058171915" table:style-name="ce26">
            <text:p>83.80</text:p>
          </table:table-cell>
          <table:table-cell office:value-type="float" office:value="88585" table:style-name="ce25">
            <text:p>88,585</text:p>
          </table:table-cell>
          <table:table-cell office:value-type="float" office:value="41630" table:style-name="ce25">
            <text:p>41,630</text:p>
          </table:table-cell>
          <table:table-cell office:value-type="float" office:value="46955" table:style-name="ce25">
            <text:p>46,955</text:p>
          </table:table-cell>
          <table:table-cell office:value-type="float" office:value="17.932767053183909" table:style-name="ce26">
            <text:p>17.93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雲林縣</text:p>
          </table:table-cell>
          <table:table-cell office:value-type="float" office:value="680963" table:style-name="ce25">
            <text:p>680,963</text:p>
          </table:table-cell>
          <table:table-cell office:value-type="float" office:value="352602" table:style-name="ce25">
            <text:p>352,602</text:p>
          </table:table-cell>
          <table:table-cell office:value-type="float" office:value="328361" table:style-name="ce25">
            <text:p>328,361</text:p>
          </table:table-cell>
          <table:table-cell office:value-type="float" office:value="22383" table:style-name="ce25">
            <text:p>22,383</text:p>
          </table:table-cell>
          <table:table-cell office:value-type="float" office:value="11569" table:style-name="ce25">
            <text:p>11,569</text:p>
          </table:table-cell>
          <table:table-cell office:value-type="float" office:value="10814" table:style-name="ce25">
            <text:p>10,814</text:p>
          </table:table-cell>
          <table:table-cell office:value-type="float" office:value="3.2869627277840352" table:style-name="ce26">
            <text:p>3.29</text:p>
          </table:table-cell>
          <table:table-cell office:value-type="float" office:value="32020" table:style-name="ce25">
            <text:p>32,020</text:p>
          </table:table-cell>
          <table:table-cell office:value-type="float" office:value="16528" table:style-name="ce25">
            <text:p>16,528</text:p>
          </table:table-cell>
          <table:table-cell office:value-type="float" office:value="15492" table:style-name="ce25">
            <text:p>15,492</text:p>
          </table:table-cell>
          <table:table-cell office:value-type="float" office:value="4.7021644347783953" table:style-name="ce27">
            <text:p>4.70</text:p>
          </table:table-cell>
          <table:table-cell office:value-type="float" office:value="58219" table:style-name="ce25">
            <text:p>58,219</text:p>
          </table:table-cell>
          <table:table-cell office:value-type="float" office:value="30289" table:style-name="ce25">
            <text:p>30,289</text:p>
          </table:table-cell>
          <table:table-cell office:value-type="float" office:value="27930" table:style-name="ce25">
            <text:p>27,930</text:p>
          </table:table-cell>
          <table:table-cell office:value-type="float" office:value="8.5495100321162827" table:style-name="ce26">
            <text:p>8.55</text:p>
          </table:table-cell>
          <table:table-cell office:value-type="float" office:value="64075" table:style-name="ce25">
            <text:p>64,075</text:p>
          </table:table-cell>
          <table:table-cell office:value-type="float" office:value="33343" table:style-name="ce25">
            <text:p>33,343</text:p>
          </table:table-cell>
          <table:table-cell office:value-type="float" office:value="30732" table:style-name="ce25">
            <text:p>30,732</text:p>
          </table:table-cell>
          <table:table-cell office:value-type="float" office:value="9.4094686495448361" table:style-name="ce26">
            <text:p>9.41</text:p>
          </table:table-cell>
          <table:table-cell office:value-type="float" office:value="39511" table:style-name="ce25">
            <text:p>39,511</text:p>
          </table:table-cell>
          <table:table-cell office:value-type="float" office:value="20665" table:style-name="ce25">
            <text:p>20,665</text:p>
          </table:table-cell>
          <table:table-cell office:value-type="float" office:value="18846" table:style-name="ce25">
            <text:p>18,846</text:p>
          </table:table-cell>
          <table:table-cell office:value-type="float" office:value="5.8022242030771132" table:style-name="ce26">
            <text:p>5.80</text:p>
          </table:table-cell>
          <table:table-cell office:value-type="float" office:value="565912" table:style-name="ce25">
            <text:p>565,912</text:p>
          </table:table-cell>
          <table:table-cell office:value-type="float" office:value="292500" table:style-name="ce25">
            <text:p>292,500</text:p>
          </table:table-cell>
          <table:table-cell office:value-type="float" office:value="273412" table:style-name="ce25">
            <text:p>273,412</text:p>
          </table:table-cell>
          <table:table-cell office:value-type="float" office:value="83.104662074150866" table:style-name="ce26">
            <text:p>83.10</text:p>
          </table:table-cell>
          <table:table-cell office:value-type="float" office:value="126638" table:style-name="ce25">
            <text:p>126,638</text:p>
          </table:table-cell>
          <table:table-cell office:value-type="float" office:value="58036" table:style-name="ce25">
            <text:p>58,036</text:p>
          </table:table-cell>
          <table:table-cell office:value-type="float" office:value="68602" table:style-name="ce25">
            <text:p>68,602</text:p>
          </table:table-cell>
          <table:table-cell office:value-type="float" office:value="18.59689880360607" table:style-name="ce26">
            <text:p>18.60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嘉義縣</text:p>
          </table:table-cell>
          <table:table-cell office:value-type="float" office:value="502718" table:style-name="ce25">
            <text:p>502,718</text:p>
          </table:table-cell>
          <table:table-cell office:value-type="float" office:value="261003" table:style-name="ce25">
            <text:p>261,003</text:p>
          </table:table-cell>
          <table:table-cell office:value-type="float" office:value="241715" table:style-name="ce25">
            <text:p>241,715</text:p>
          </table:table-cell>
          <table:table-cell office:value-type="float" office:value="13776" table:style-name="ce25">
            <text:p>13,776</text:p>
          </table:table-cell>
          <table:table-cell office:value-type="float" office:value="7103" table:style-name="ce25">
            <text:p>7,103</text:p>
          </table:table-cell>
          <table:table-cell office:value-type="float" office:value="6673" table:style-name="ce25">
            <text:p>6,673</text:p>
          </table:table-cell>
          <table:table-cell office:value-type="float" office:value="2.7403037090376712" table:style-name="ce26">
            <text:p>2.74</text:p>
          </table:table-cell>
          <table:table-cell office:value-type="float" office:value="19333" table:style-name="ce25">
            <text:p>19,333</text:p>
          </table:table-cell>
          <table:table-cell office:value-type="float" office:value="9981" table:style-name="ce25">
            <text:p>9,981</text:p>
          </table:table-cell>
          <table:table-cell office:value-type="float" office:value="9352" table:style-name="ce25">
            <text:p>9,352</text:p>
          </table:table-cell>
          <table:table-cell office:value-type="float" office:value="3.8456948030506171" table:style-name="ce27">
            <text:p>3.85</text:p>
          </table:table-cell>
          <table:table-cell office:value-type="float" office:value="34910" table:style-name="ce25">
            <text:p>34,910</text:p>
          </table:table-cell>
          <table:table-cell office:value-type="float" office:value="18158" table:style-name="ce25">
            <text:p>18,158</text:p>
          </table:table-cell>
          <table:table-cell office:value-type="float" office:value="16752" table:style-name="ce25">
            <text:p>16,752</text:p>
          </table:table-cell>
          <table:table-cell office:value-type="float" office:value="6.9442510512852138" table:style-name="ce26">
            <text:p>6.94</text:p>
          </table:table-cell>
          <table:table-cell office:value-type="float" office:value="38390" table:style-name="ce25">
            <text:p>38,390</text:p>
          </table:table-cell>
          <table:table-cell office:value-type="float" office:value="19960" table:style-name="ce25">
            <text:p>19,960</text:p>
          </table:table-cell>
          <table:table-cell office:value-type="float" office:value="18430" table:style-name="ce25">
            <text:p>18,430</text:p>
          </table:table-cell>
          <table:table-cell office:value-type="float" office:value="7.636488050955009" table:style-name="ce26">
            <text:p>7.64</text:p>
          </table:table-cell>
          <table:table-cell office:value-type="float" office:value="26115" table:style-name="ce25">
            <text:p>26,115</text:p>
          </table:table-cell>
          <table:table-cell office:value-type="float" office:value="13717" table:style-name="ce25">
            <text:p>13,717</text:p>
          </table:table-cell>
          <table:table-cell office:value-type="float" office:value="12398" table:style-name="ce25">
            <text:p>12,398</text:p>
          </table:table-cell>
          <table:table-cell office:value-type="float" office:value="5.194761277694453" table:style-name="ce26">
            <text:p>5.19</text:p>
          </table:table-cell>
          <table:table-cell office:value-type="float" office:value="429088" table:style-name="ce25">
            <text:p>429,088</text:p>
          </table:table-cell>
          <table:table-cell office:value-type="float" office:value="222468" table:style-name="ce25">
            <text:p>222,468</text:p>
          </table:table-cell>
          <table:table-cell office:value-type="float" office:value="206620" table:style-name="ce25">
            <text:p>206,620</text:p>
          </table:table-cell>
          <table:table-cell office:value-type="float" office:value="85.353617733997993" table:style-name="ce26">
            <text:p>85.35</text:p>
          </table:table-cell>
          <table:table-cell office:value-type="float" office:value="99342" table:style-name="ce25">
            <text:p>99,342</text:p>
          </table:table-cell>
          <table:table-cell office:value-type="float" office:value="45946" table:style-name="ce25">
            <text:p>45,946</text:p>
          </table:table-cell>
          <table:table-cell office:value-type="float" office:value="53396" table:style-name="ce25">
            <text:p>53,396</text:p>
          </table:table-cell>
          <table:table-cell office:value-type="float" office:value="19.760979316435858" table:style-name="ce26">
            <text:p>19.76</text:p>
          </table:table-cell>
          <table:table-cell table:number-columns-repeated="16352"/>
        </table:table-row>
        <table:table-row table:style-name="ro8">
          <table:table-cell office:value-type="string" table:style-name="ce24">
            <text:p>屏東縣</text:p>
          </table:table-cell>
          <table:table-cell office:value-type="float" office:value="818493" table:style-name="ce25">
            <text:p>818,493</text:p>
          </table:table-cell>
          <table:table-cell office:value-type="float" office:value="417446" table:style-name="ce25">
            <text:p>417,446</text:p>
          </table:table-cell>
          <table:table-cell office:value-type="float" office:value="401047" table:style-name="ce25">
            <text:p>401,047</text:p>
          </table:table-cell>
          <table:table-cell office:value-type="float" office:value="25769" table:style-name="ce25">
            <text:p>25,769</text:p>
          </table:table-cell>
          <table:table-cell office:value-type="float" office:value="13360" table:style-name="ce25">
            <text:p>13,360</text:p>
          </table:table-cell>
          <table:table-cell office:value-type="float" office:value="12409" table:style-name="ce25">
            <text:p>12,409</text:p>
          </table:table-cell>
          <table:table-cell office:value-type="float" office:value="3.1483470231266484" table:style-name="ce26">
            <text:p>3.15</text:p>
          </table:table-cell>
          <table:table-cell office:value-type="float" office:value="37011" table:style-name="ce25">
            <text:p>37,011</text:p>
          </table:table-cell>
          <table:table-cell office:value-type="float" office:value="19164" table:style-name="ce25">
            <text:p>19,164</text:p>
          </table:table-cell>
          <table:table-cell office:value-type="float" office:value="17847" table:style-name="ce25">
            <text:p>17,847</text:p>
          </table:table-cell>
          <table:table-cell office:value-type="float" office:value="4.5218468575785007" table:style-name="ce27">
            <text:p>4.52</text:p>
          </table:table-cell>
          <table:table-cell office:value-type="float" office:value="66101" table:style-name="ce25">
            <text:p>66,101</text:p>
          </table:table-cell>
          <table:table-cell office:value-type="float" office:value="34433" table:style-name="ce25">
            <text:p>34,433</text:p>
          </table:table-cell>
          <table:table-cell office:value-type="float" office:value="31668" table:style-name="ce25">
            <text:p>31,668</text:p>
          </table:table-cell>
          <table:table-cell office:value-type="float" office:value="8.0759395620976608" table:style-name="ce26">
            <text:p>8.08</text:p>
          </table:table-cell>
          <table:table-cell office:value-type="float" office:value="72326" table:style-name="ce25">
            <text:p>72,326</text:p>
          </table:table-cell>
          <table:table-cell office:value-type="float" office:value="37659" table:style-name="ce25">
            <text:p>37,659</text:p>
          </table:table-cell>
          <table:table-cell office:value-type="float" office:value="34667" table:style-name="ce25">
            <text:p>34,667</text:p>
          </table:table-cell>
          <table:table-cell office:value-type="float" office:value="8.8364836351685341" table:style-name="ce26">
            <text:p>8.84</text:p>
          </table:table-cell>
          <table:table-cell office:value-type="float" office:value="42981" table:style-name="ce25">
            <text:p>42,981</text:p>
          </table:table-cell>
          <table:table-cell office:value-type="float" office:value="22434" table:style-name="ce25">
            <text:p>22,434</text:p>
          </table:table-cell>
          <table:table-cell office:value-type="float" office:value="20547" table:style-name="ce25">
            <text:p>20,547</text:p>
          </table:table-cell>
          <table:table-cell office:value-type="float" office:value="5.2512361131982797" table:style-name="ce26">
            <text:p>5.25</text:p>
          </table:table-cell>
          <table:table-cell office:value-type="float" office:value="689702" table:style-name="ce25">
            <text:p>689,702</text:p>
          </table:table-cell>
          <table:table-cell office:value-type="float" office:value="350352" table:style-name="ce25">
            <text:p>350,352</text:p>
          </table:table-cell>
          <table:table-cell office:value-type="float" office:value="339350" table:style-name="ce25">
            <text:p>339,350</text:p>
          </table:table-cell>
          <table:table-cell office:value-type="float" office:value="84.264862375121112" table:style-name="ce26">
            <text:p>84.26</text:p>
          </table:table-cell>
          <table:table-cell office:value-type="float" office:value="141751" table:style-name="ce25">
            <text:p>141,751</text:p>
          </table:table-cell>
          <table:table-cell office:value-type="float" office:value="66428" table:style-name="ce25">
            <text:p>66,428</text:p>
          </table:table-cell>
          <table:table-cell office:value-type="float" office:value="75323" table:style-name="ce25">
            <text:p>75,323</text:p>
          </table:table-cell>
          <table:table-cell office:value-type="float" office:value="17.318535405922837" table:style-name="ce26">
            <text:p>17.32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臺東縣</text:p>
          </table:table-cell>
          <table:table-cell office:value-type="float" office:value="216633" table:style-name="ce25">
            <text:p>216,633</text:p>
          </table:table-cell>
          <table:table-cell office:value-type="float" office:value="111481" table:style-name="ce25">
            <text:p>111,481</text:p>
          </table:table-cell>
          <table:table-cell office:value-type="float" office:value="105152" table:style-name="ce25">
            <text:p>105,152</text:p>
          </table:table-cell>
          <table:table-cell office:value-type="float" office:value="7584" table:style-name="ce25">
            <text:p>7,584</text:p>
          </table:table-cell>
          <table:table-cell office:value-type="float" office:value="3978" table:style-name="ce25">
            <text:p>3,978</text:p>
          </table:table-cell>
          <table:table-cell office:value-type="float" office:value="3606" table:style-name="ce25">
            <text:p>3,606</text:p>
          </table:table-cell>
          <table:table-cell office:value-type="float" office:value="3.5008516707980784" table:style-name="ce26">
            <text:p>3.50</text:p>
          </table:table-cell>
          <table:table-cell office:value-type="float" office:value="10864" table:style-name="ce25">
            <text:p>10,864</text:p>
          </table:table-cell>
          <table:table-cell office:value-type="float" office:value="5715" table:style-name="ce25">
            <text:p>5,715</text:p>
          </table:table-cell>
          <table:table-cell office:value-type="float" office:value="5149" table:style-name="ce25">
            <text:p>5,149</text:p>
          </table:table-cell>
          <table:table-cell office:value-type="float" office:value="5.0149330896031543" table:style-name="ce27">
            <text:p>5.01</text:p>
          </table:table-cell>
          <table:table-cell office:value-type="float" office:value="19303" table:style-name="ce25">
            <text:p>19,303</text:p>
          </table:table-cell>
          <table:table-cell office:value-type="float" office:value="10139" table:style-name="ce25">
            <text:p>10,139</text:p>
          </table:table-cell>
          <table:table-cell office:value-type="float" office:value="9164" table:style-name="ce25">
            <text:p>9,164</text:p>
          </table:table-cell>
          <table:table-cell office:value-type="float" office:value="8.9104614717056041" table:style-name="ce26">
            <text:p>8.91</text:p>
          </table:table-cell>
          <table:table-cell office:value-type="float" office:value="21114" table:style-name="ce25">
            <text:p>21,114</text:p>
          </table:table-cell>
          <table:table-cell office:value-type="float" office:value="11065" table:style-name="ce25">
            <text:p>11,065</text:p>
          </table:table-cell>
          <table:table-cell office:value-type="float" office:value="10049" table:style-name="ce25">
            <text:p>10,049</text:p>
          </table:table-cell>
          <table:table-cell office:value-type="float" office:value="9.7464375233690159" table:style-name="ce26">
            <text:p>9.75</text:p>
          </table:table-cell>
          <table:table-cell office:value-type="float" office:value="12260" table:style-name="ce25">
            <text:p>12,260</text:p>
          </table:table-cell>
          <table:table-cell office:value-type="float" office:value="6446" table:style-name="ce25">
            <text:p>6,446</text:p>
          </table:table-cell>
          <table:table-cell office:value-type="float" office:value="5814" table:style-name="ce25">
            <text:p>5,814</text:p>
          </table:table-cell>
          <table:table-cell office:value-type="float" office:value="5.6593409129726311" table:style-name="ce26">
            <text:p>5.66</text:p>
          </table:table-cell>
          <table:table-cell office:value-type="float" office:value="179779" table:style-name="ce25">
            <text:p>179,779</text:p>
          </table:table-cell>
          <table:table-cell office:value-type="float" office:value="92138" table:style-name="ce25">
            <text:p>92,138</text:p>
          </table:table-cell>
          <table:table-cell office:value-type="float" office:value="87641" table:style-name="ce25">
            <text:p>87,641</text:p>
          </table:table-cell>
          <table:table-cell office:value-type="float" office:value="82.987818107121257" table:style-name="ce26">
            <text:p>82.99</text:p>
          </table:table-cell>
          <table:table-cell office:value-type="float" office:value="36397" table:style-name="ce25">
            <text:p>36,397</text:p>
          </table:table-cell>
          <table:table-cell office:value-type="float" office:value="16494" table:style-name="ce25">
            <text:p>16,494</text:p>
          </table:table-cell>
          <table:table-cell office:value-type="float" office:value="19903" table:style-name="ce25">
            <text:p>19,903</text:p>
          </table:table-cell>
          <table:table-cell office:value-type="float" office:value="16.801226036661081" table:style-name="ce26">
            <text:p>16.80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花蓮縣</text:p>
          </table:table-cell>
          <table:table-cell office:value-type="float" office:value="326063" table:style-name="ce25">
            <text:p>326,063</text:p>
          </table:table-cell>
          <table:table-cell office:value-type="float" office:value="164942" table:style-name="ce25">
            <text:p>164,942</text:p>
          </table:table-cell>
          <table:table-cell office:value-type="float" office:value="161121" table:style-name="ce25">
            <text:p>161,121</text:p>
          </table:table-cell>
          <table:table-cell office:value-type="float" office:value="12395" table:style-name="ce25">
            <text:p>12,395</text:p>
          </table:table-cell>
          <table:table-cell office:value-type="float" office:value="6454" table:style-name="ce25">
            <text:p>6,454</text:p>
          </table:table-cell>
          <table:table-cell office:value-type="float" office:value="5941" table:style-name="ce25">
            <text:p>5,941</text:p>
          </table:table-cell>
          <table:table-cell office:value-type="float" office:value="3.8014126104464472" table:style-name="ce26">
            <text:p>3.80</text:p>
          </table:table-cell>
          <table:table-cell office:value-type="float" office:value="17640" table:style-name="ce25">
            <text:p>17,640</text:p>
          </table:table-cell>
          <table:table-cell office:value-type="float" office:value="9207" table:style-name="ce25">
            <text:p>9,207</text:p>
          </table:table-cell>
          <table:table-cell office:value-type="float" office:value="8433" table:style-name="ce25">
            <text:p>8,433</text:p>
          </table:table-cell>
          <table:table-cell office:value-type="float" office:value="5.4099974544796554" table:style-name="ce27">
            <text:p>5.41</text:p>
          </table:table-cell>
          <table:table-cell office:value-type="float" office:value="30374" table:style-name="ce25">
            <text:p>30,374</text:p>
          </table:table-cell>
          <table:table-cell office:value-type="float" office:value="15914" table:style-name="ce25">
            <text:p>15,914</text:p>
          </table:table-cell>
          <table:table-cell office:value-type="float" office:value="14460" table:style-name="ce25">
            <text:p>14,460</text:p>
          </table:table-cell>
          <table:table-cell office:value-type="float" office:value="9.3153777030819196" table:style-name="ce26">
            <text:p>9.32</text:p>
          </table:table-cell>
          <table:table-cell office:value-type="float" office:value="33056" table:style-name="ce25">
            <text:p>33,056</text:p>
          </table:table-cell>
          <table:table-cell office:value-type="float" office:value="17324" table:style-name="ce25">
            <text:p>17,324</text:p>
          </table:table-cell>
          <table:table-cell office:value-type="float" office:value="15732" table:style-name="ce25">
            <text:p>15,732</text:p>
          </table:table-cell>
          <table:table-cell office:value-type="float" office:value="10.13791813238546" table:style-name="ce26">
            <text:p>10.14</text:p>
          </table:table-cell>
          <table:table-cell office:value-type="float" office:value="17847" table:style-name="ce25">
            <text:p>17,847</text:p>
          </table:table-cell>
          <table:table-cell office:value-type="float" office:value="9368" table:style-name="ce25">
            <text:p>9,368</text:p>
          </table:table-cell>
          <table:table-cell office:value-type="float" office:value="8479" table:style-name="ce25">
            <text:p>8,479</text:p>
          </table:table-cell>
          <table:table-cell office:value-type="float" office:value="5.4734821184863041" table:style-name="ce26">
            <text:p>5.47</text:p>
          </table:table-cell>
          <table:table-cell office:value-type="float" office:value="270076" table:style-name="ce25">
            <text:p>270,076</text:p>
          </table:table-cell>
          <table:table-cell office:value-type="float" office:value="135619" table:style-name="ce25">
            <text:p>135,619</text:p>
          </table:table-cell>
          <table:table-cell office:value-type="float" office:value="134457" table:style-name="ce25">
            <text:p>134,457</text:p>
          </table:table-cell>
          <table:table-cell office:value-type="float" office:value="82.829391865989095" table:style-name="ce26">
            <text:p>82.83</text:p>
          </table:table-cell>
          <table:table-cell office:value-type="float" office:value="54557" table:style-name="ce25">
            <text:p>54,557</text:p>
          </table:table-cell>
          <table:table-cell office:value-type="float" office:value="25096" table:style-name="ce25">
            <text:p>25,096</text:p>
          </table:table-cell>
          <table:table-cell office:value-type="float" office:value="29461" table:style-name="ce25">
            <text:p>29,461</text:p>
          </table:table-cell>
          <table:table-cell office:value-type="float" office:value="16.732042580728265" table:style-name="ce26">
            <text:p>16.73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澎湖縣</text:p>
          </table:table-cell>
          <table:table-cell office:value-type="float" office:value="105147" table:style-name="ce25">
            <text:p>105,147</text:p>
          </table:table-cell>
          <table:table-cell office:value-type="float" office:value="54232" table:style-name="ce25">
            <text:p>54,232</text:p>
          </table:table-cell>
          <table:table-cell office:value-type="float" office:value="50915" table:style-name="ce25">
            <text:p>50,915</text:p>
          </table:table-cell>
          <table:table-cell office:value-type="float" office:value="4299" table:style-name="ce25">
            <text:p>4,299</text:p>
          </table:table-cell>
          <table:table-cell office:value-type="float" office:value="2277" table:style-name="ce25">
            <text:p>2,277</text:p>
          </table:table-cell>
          <table:table-cell office:value-type="float" office:value="2022" table:style-name="ce25">
            <text:p>2,022</text:p>
          </table:table-cell>
          <table:table-cell office:value-type="float" office:value="4.0885617278667015" table:style-name="ce26">
            <text:p>4.09</text:p>
          </table:table-cell>
          <table:table-cell office:value-type="float" office:value="5632" table:style-name="ce25">
            <text:p>5,632</text:p>
          </table:table-cell>
          <table:table-cell office:value-type="float" office:value="2993" table:style-name="ce25">
            <text:p>2,993</text:p>
          </table:table-cell>
          <table:table-cell office:value-type="float" office:value="2639" table:style-name="ce25">
            <text:p>2,639</text:p>
          </table:table-cell>
          <table:table-cell office:value-type="float" office:value="5.3563106888451406" table:style-name="ce27">
            <text:p>5.36</text:p>
          </table:table-cell>
          <table:table-cell office:value-type="float" office:value="8757" table:style-name="ce25">
            <text:p>8,757</text:p>
          </table:table-cell>
          <table:table-cell office:value-type="float" office:value="4621" table:style-name="ce25">
            <text:p>4,621</text:p>
          </table:table-cell>
          <table:table-cell office:value-type="float" office:value="4136" table:style-name="ce25">
            <text:p>4,136</text:p>
          </table:table-cell>
          <table:table-cell office:value-type="float" office:value="8.3283403235470352" table:style-name="ce26">
            <text:p>8.33</text:p>
          </table:table-cell>
          <table:table-cell office:value-type="float" office:value="9413" table:style-name="ce25">
            <text:p>9,413</text:p>
          </table:table-cell>
          <table:table-cell office:value-type="float" office:value="4955" table:style-name="ce25">
            <text:p>4,955</text:p>
          </table:table-cell>
          <table:table-cell office:value-type="float" office:value="4458" table:style-name="ce25">
            <text:p>4,458</text:p>
          </table:table-cell>
          <table:table-cell office:value-type="float" office:value="8.9522287844636566" table:style-name="ce26">
            <text:p>8.95</text:p>
          </table:table-cell>
          <table:table-cell office:value-type="float" office:value="4859" table:style-name="ce25">
            <text:p>4,859</text:p>
          </table:table-cell>
          <table:table-cell office:value-type="float" office:value="2523" table:style-name="ce25">
            <text:p>2,523</text:p>
          </table:table-cell>
          <table:table-cell office:value-type="float" office:value="2336" table:style-name="ce25">
            <text:p>2,336</text:p>
          </table:table-cell>
          <table:table-cell office:value-type="float" office:value="4.62114943840528" table:style-name="ce26">
            <text:p>4.62</text:p>
          </table:table-cell>
          <table:table-cell office:value-type="float" office:value="88387" table:style-name="ce25">
            <text:p>88,387</text:p>
          </table:table-cell>
          <table:table-cell office:value-type="float" office:value="45362" table:style-name="ce25">
            <text:p>45,362</text:p>
          </table:table-cell>
          <table:table-cell office:value-type="float" office:value="43025" table:style-name="ce25">
            <text:p>43,025</text:p>
          </table:table-cell>
          <table:table-cell office:value-type="float" office:value="84.060410663166806" table:style-name="ce26">
            <text:p>84.06</text:p>
          </table:table-cell>
          <table:table-cell office:value-type="float" office:value="17428" table:style-name="ce25">
            <text:p>17,428</text:p>
          </table:table-cell>
          <table:table-cell office:value-type="float" office:value="8081" table:style-name="ce25">
            <text:p>8,081</text:p>
          </table:table-cell>
          <table:table-cell office:value-type="float" office:value="9347" table:style-name="ce25">
            <text:p>9,347</text:p>
          </table:table-cell>
          <table:table-cell office:value-type="float" office:value="16.574890391547072" table:style-name="ce26">
            <text:p>16.57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基隆市</text:p>
          </table:table-cell>
          <table:table-cell office:value-type="float" office:value="368932" table:style-name="ce25">
            <text:p>368,932</text:p>
          </table:table-cell>
          <table:table-cell office:value-type="float" office:value="184157" table:style-name="ce25">
            <text:p>184,157</text:p>
          </table:table-cell>
          <table:table-cell office:value-type="float" office:value="184775" table:style-name="ce25">
            <text:p>184,775</text:p>
          </table:table-cell>
          <table:table-cell office:value-type="float" office:value="11297" table:style-name="ce25">
            <text:p>11,297</text:p>
          </table:table-cell>
          <table:table-cell office:value-type="float" office:value="5857" table:style-name="ce25">
            <text:p>5,857</text:p>
          </table:table-cell>
          <table:table-cell office:value-type="float" office:value="5440" table:style-name="ce25">
            <text:p>5,440</text:p>
          </table:table-cell>
          <table:table-cell office:value-type="float" office:value="3.062081901271779" table:style-name="ce26">
            <text:p>3.06</text:p>
          </table:table-cell>
          <table:table-cell office:value-type="float" office:value="16262" table:style-name="ce25">
            <text:p>16,262</text:p>
          </table:table-cell>
          <table:table-cell office:value-type="float" office:value="8422" table:style-name="ce25">
            <text:p>8,422</text:p>
          </table:table-cell>
          <table:table-cell office:value-type="float" office:value="7840" table:style-name="ce25">
            <text:p>7,840</text:p>
          </table:table-cell>
          <table:table-cell office:value-type="float" office:value="4.4078583587219322" table:style-name="ce27">
            <text:p>4.41</text:p>
          </table:table-cell>
          <table:table-cell office:value-type="float" office:value="29361" table:style-name="ce25">
            <text:p>29,361</text:p>
          </table:table-cell>
          <table:table-cell office:value-type="float" office:value="15193" table:style-name="ce25">
            <text:p>15,193</text:p>
          </table:table-cell>
          <table:table-cell office:value-type="float" office:value="14168" table:style-name="ce25">
            <text:p>14,168</text:p>
          </table:table-cell>
          <table:table-cell office:value-type="float" office:value="7.9583771535133856" table:style-name="ce26">
            <text:p>7.96</text:p>
          </table:table-cell>
          <table:table-cell office:value-type="float" office:value="32269" table:style-name="ce25">
            <text:p>32,269</text:p>
          </table:table-cell>
          <table:table-cell office:value-type="float" office:value="16720" table:style-name="ce25">
            <text:p>16,720</text:p>
          </table:table-cell>
          <table:table-cell office:value-type="float" office:value="15549" table:style-name="ce25">
            <text:p>15,549</text:p>
          </table:table-cell>
          <table:table-cell office:value-type="float" office:value="8.7465982891156084" table:style-name="ce26">
            <text:p>8.75</text:p>
          </table:table-cell>
          <table:table-cell office:value-type="float" office:value="18679" table:style-name="ce25">
            <text:p>18,679</text:p>
          </table:table-cell>
          <table:table-cell office:value-type="float" office:value="9798" table:style-name="ce25">
            <text:p>9,798</text:p>
          </table:table-cell>
          <table:table-cell office:value-type="float" office:value="8881" table:style-name="ce25">
            <text:p>8,881</text:p>
          </table:table-cell>
          <table:table-cell office:value-type="float" office:value="5.0629926382097512" table:style-name="ce26">
            <text:p>5.06</text:p>
          </table:table-cell>
          <table:table-cell office:value-type="float" office:value="312340" table:style-name="ce25">
            <text:p>312,340</text:p>
          </table:table-cell>
          <table:table-cell office:value-type="float" office:value="154722" table:style-name="ce25">
            <text:p>154,722</text:p>
          </table:table-cell>
          <table:table-cell office:value-type="float" office:value="157618" table:style-name="ce25">
            <text:p>157,618</text:p>
          </table:table-cell>
          <table:table-cell office:value-type="float" office:value="84.660587859009254" table:style-name="ce26">
            <text:p>84.66</text:p>
          </table:table-cell>
          <table:table-cell office:value-type="float" office:value="61401" table:style-name="ce25">
            <text:p>61,401</text:p>
          </table:table-cell>
          <table:table-cell office:value-type="float" office:value="27733" table:style-name="ce25">
            <text:p>27,733</text:p>
          </table:table-cell>
          <table:table-cell office:value-type="float" office:value="33668" table:style-name="ce25">
            <text:p>33,668</text:p>
          </table:table-cell>
          <table:table-cell office:value-type="float" office:value="16.64290438346362" table:style-name="ce26">
            <text:p>16.64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新竹市</text:p>
          </table:table-cell>
          <table:table-cell office:value-type="float" office:value="449113" table:style-name="ce25">
            <text:p>449,113</text:p>
          </table:table-cell>
          <table:table-cell office:value-type="float" office:value="221424" table:style-name="ce25">
            <text:p>221,424</text:p>
          </table:table-cell>
          <table:table-cell office:value-type="float" office:value="227689" table:style-name="ce25">
            <text:p>227,689</text:p>
          </table:table-cell>
          <table:table-cell office:value-type="float" office:value="23658" table:style-name="ce25">
            <text:p>23,658</text:p>
          </table:table-cell>
          <table:table-cell office:value-type="float" office:value="12166" table:style-name="ce25">
            <text:p>12,166</text:p>
          </table:table-cell>
          <table:table-cell office:value-type="float" office:value="11492" table:style-name="ce25">
            <text:p>11,492</text:p>
          </table:table-cell>
          <table:table-cell office:value-type="float" office:value="5.2677165880301837" table:style-name="ce26">
            <text:p>5.27</text:p>
          </table:table-cell>
          <table:table-cell office:value-type="float" office:value="34939" table:style-name="ce25">
            <text:p>34,939</text:p>
          </table:table-cell>
          <table:table-cell office:value-type="float" office:value="18025" table:style-name="ce25">
            <text:p>18,025</text:p>
          </table:table-cell>
          <table:table-cell office:value-type="float" office:value="16914" table:style-name="ce25">
            <text:p>16,914</text:p>
          </table:table-cell>
          <table:table-cell office:value-type="float" office:value="7.7795565926615353" table:style-name="ce27">
            <text:p>7.78</text:p>
          </table:table-cell>
          <table:table-cell office:value-type="float" office:value="61649" table:style-name="ce25">
            <text:p>61,649</text:p>
          </table:table-cell>
          <table:table-cell office:value-type="float" office:value="32045" table:style-name="ce25">
            <text:p>32,045</text:p>
          </table:table-cell>
          <table:table-cell office:value-type="float" office:value="29604" table:style-name="ce25">
            <text:p>29,604</text:p>
          </table:table-cell>
          <table:table-cell office:value-type="float" office:value="13.726834894558831" table:style-name="ce26">
            <text:p>13.73</text:p>
          </table:table-cell>
          <table:table-cell office:value-type="float" office:value="66857" table:style-name="ce25">
            <text:p>66,857</text:p>
          </table:table-cell>
          <table:table-cell office:value-type="float" office:value="34786" table:style-name="ce25">
            <text:p>34,786</text:p>
          </table:table-cell>
          <table:table-cell office:value-type="float" office:value="32071" table:style-name="ce25">
            <text:p>32,071</text:p>
          </table:table-cell>
          <table:table-cell office:value-type="float" office:value="14.886453965928398" table:style-name="ce26">
            <text:p>14.89</text:p>
          </table:table-cell>
          <table:table-cell office:value-type="float" office:value="29915" table:style-name="ce25">
            <text:p>29,915</text:p>
          </table:table-cell>
          <table:table-cell office:value-type="float" office:value="15590" table:style-name="ce25">
            <text:p>15,590</text:p>
          </table:table-cell>
          <table:table-cell office:value-type="float" office:value="14325" table:style-name="ce25">
            <text:p>14,325</text:p>
          </table:table-cell>
          <table:table-cell office:value-type="float" office:value="6.6609071659025672" table:style-name="ce26">
            <text:p>6.66</text:p>
          </table:table-cell>
          <table:table-cell office:value-type="float" office:value="346321" table:style-name="ce25">
            <text:p>346,321</text:p>
          </table:table-cell>
          <table:table-cell office:value-type="float" office:value="167978" table:style-name="ce25">
            <text:p>167,978</text:p>
          </table:table-cell>
          <table:table-cell office:value-type="float" office:value="178343" table:style-name="ce25">
            <text:p>178,343</text:p>
          </table:table-cell>
          <table:table-cell office:value-type="float" office:value="77.112218973844008" table:style-name="ce26">
            <text:p>77.11</text:p>
          </table:table-cell>
          <table:table-cell office:value-type="float" office:value="56580" table:style-name="ce25">
            <text:p>56,580</text:p>
          </table:table-cell>
          <table:table-cell office:value-type="float" office:value="25145" table:style-name="ce25">
            <text:p>25,145</text:p>
          </table:table-cell>
          <table:table-cell office:value-type="float" office:value="31435" table:style-name="ce25">
            <text:p>31,435</text:p>
          </table:table-cell>
          <table:table-cell office:value-type="float" office:value="12.598165717759228" table:style-name="ce26">
            <text:p>12.60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嘉義市</text:p>
          </table:table-cell>
          <table:table-cell office:value-type="float" office:value="267653" table:style-name="ce25">
            <text:p>267,653</text:p>
          </table:table-cell>
          <table:table-cell office:value-type="float" office:value="129737" table:style-name="ce25">
            <text:p>129,737</text:p>
          </table:table-cell>
          <table:table-cell office:value-type="float" office:value="137916" table:style-name="ce25">
            <text:p>137,916</text:p>
          </table:table-cell>
          <table:table-cell office:value-type="float" office:value="10290" table:style-name="ce25">
            <text:p>10,290</text:p>
          </table:table-cell>
          <table:table-cell office:value-type="float" office:value="5319" table:style-name="ce25">
            <text:p>5,319</text:p>
          </table:table-cell>
          <table:table-cell office:value-type="float" office:value="4971" table:style-name="ce25">
            <text:p>4,971</text:p>
          </table:table-cell>
          <table:table-cell office:value-type="float" office:value="3.8445300444979131" table:style-name="ce26">
            <text:p>3.84</text:p>
          </table:table-cell>
          <table:table-cell office:value-type="float" office:value="15041" table:style-name="ce25">
            <text:p>15,041</text:p>
          </table:table-cell>
          <table:table-cell office:value-type="float" office:value="7812" table:style-name="ce25">
            <text:p>7,812</text:p>
          </table:table-cell>
          <table:table-cell office:value-type="float" office:value="7229" table:style-name="ce25">
            <text:p>7,229</text:p>
          </table:table-cell>
          <table:table-cell office:value-type="float" office:value="5.619589543177173" table:style-name="ce27">
            <text:p>5.62</text:p>
          </table:table-cell>
          <table:table-cell office:value-type="float" office:value="27777" table:style-name="ce25">
            <text:p>27,777</text:p>
          </table:table-cell>
          <table:table-cell office:value-type="float" office:value="14528" table:style-name="ce25">
            <text:p>14,528</text:p>
          </table:table-cell>
          <table:table-cell office:value-type="float" office:value="13249" table:style-name="ce25">
            <text:p>13,249</text:p>
          </table:table-cell>
          <table:table-cell office:value-type="float" office:value="10.377989411663609" table:style-name="ce26">
            <text:p>10.38</text:p>
          </table:table-cell>
          <table:table-cell office:value-type="float" office:value="30474" table:style-name="ce25">
            <text:p>30,474</text:p>
          </table:table-cell>
          <table:table-cell office:value-type="float" office:value="15946" table:style-name="ce25">
            <text:p>15,946</text:p>
          </table:table-cell>
          <table:table-cell office:value-type="float" office:value="14528" table:style-name="ce25">
            <text:p>14,528</text:p>
          </table:table-cell>
          <table:table-cell office:value-type="float" office:value="11.385637373763791" table:style-name="ce26">
            <text:p>11.39</text:p>
          </table:table-cell>
          <table:table-cell office:value-type="float" office:value="17068" table:style-name="ce25">
            <text:p>17,068</text:p>
          </table:table-cell>
          <table:table-cell office:value-type="float" office:value="8898" table:style-name="ce25">
            <text:p>8,898</text:p>
          </table:table-cell>
          <table:table-cell office:value-type="float" office:value="8170" table:style-name="ce25">
            <text:p>8,170</text:p>
          </table:table-cell>
          <table:table-cell office:value-type="float" office:value="6.3769133915928462" table:style-name="ce26">
            <text:p>6.38</text:p>
          </table:table-cell>
          <table:table-cell office:value-type="float" office:value="215577" table:style-name="ce25">
            <text:p>215,577</text:p>
          </table:table-cell>
          <table:table-cell office:value-type="float" office:value="102539" table:style-name="ce25">
            <text:p>102,539</text:p>
          </table:table-cell>
          <table:table-cell office:value-type="float" office:value="113038" table:style-name="ce25">
            <text:p>113,038</text:p>
          </table:table-cell>
          <table:table-cell office:value-type="float" office:value="80.543464859351474" table:style-name="ce26">
            <text:p>80.54</text:p>
          </table:table-cell>
          <table:table-cell office:value-type="float" office:value="41652" table:style-name="ce25">
            <text:p>41,652</text:p>
          </table:table-cell>
          <table:table-cell office:value-type="float" office:value="18363" table:style-name="ce25">
            <text:p>18,363</text:p>
          </table:table-cell>
          <table:table-cell office:value-type="float" office:value="23289" table:style-name="ce25">
            <text:p>23,289</text:p>
          </table:table-cell>
          <table:table-cell office:value-type="float" office:value="15.561940273413711" table:style-name="ce26">
            <text:p>15.56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福建省</text:p>
          </table:table-cell>
          <table:table-cell office:value-type="float" office:value="153333" table:style-name="ce21">
            <text:p>153,333</text:p>
          </table:table-cell>
          <table:table-cell office:value-type="float" office:value="77534" table:style-name="ce21">
            <text:p>77,534</text:p>
          </table:table-cell>
          <table:table-cell office:value-type="float" office:value="75799" table:style-name="ce21">
            <text:p>75,799</text:p>
          </table:table-cell>
          <table:table-cell office:value-type="float" office:value="5683" table:style-name="ce21">
            <text:p>5,683</text:p>
          </table:table-cell>
          <table:table-cell office:value-type="float" office:value="2949" table:style-name="ce21">
            <text:p>2,949</text:p>
          </table:table-cell>
          <table:table-cell office:value-type="float" office:value="2734" table:style-name="ce21">
            <text:p>2,734</text:p>
          </table:table-cell>
          <table:table-cell office:value-type="float" office:value="3.7063124050269671" table:style-name="ce22">
            <text:p>3.71</text:p>
          </table:table-cell>
          <table:table-cell office:value-type="float" office:value="7499" table:style-name="ce21">
            <text:p>7,499</text:p>
          </table:table-cell>
          <table:table-cell office:value-type="float" office:value="3889" table:style-name="ce21">
            <text:p>3,889</text:p>
          </table:table-cell>
          <table:table-cell office:value-type="float" office:value="3610" table:style-name="ce21">
            <text:p>3,610</text:p>
          </table:table-cell>
          <table:table-cell office:value-type="float" office:value="4.8906628057887085" table:style-name="ce23">
            <text:p>4.89</text:p>
          </table:table-cell>
          <table:table-cell office:value-type="float" office:value="11792" table:style-name="ce21">
            <text:p>11,792</text:p>
          </table:table-cell>
          <table:table-cell office:value-type="float" office:value="6119" table:style-name="ce21">
            <text:p>6,119</text:p>
          </table:table-cell>
          <table:table-cell office:value-type="float" office:value="5673" table:style-name="ce21">
            <text:p>5,673</text:p>
          </table:table-cell>
          <table:table-cell office:value-type="float" office:value="7.6904515009815242" table:style-name="ce22">
            <text:p>7.69</text:p>
          </table:table-cell>
          <table:table-cell office:value-type="float" office:value="12662" table:style-name="ce21">
            <text:p>12,662</text:p>
          </table:table-cell>
          <table:table-cell office:value-type="float" office:value="6600" table:style-name="ce21">
            <text:p>6,600</text:p>
          </table:table-cell>
          <table:table-cell office:value-type="float" office:value="6062" table:style-name="ce21">
            <text:p>6,062</text:p>
          </table:table-cell>
          <table:table-cell office:value-type="float" office:value="8.2578440387913883" table:style-name="ce22">
            <text:p>8.26</text:p>
          </table:table-cell>
          <table:table-cell office:value-type="float" office:value="5728" table:style-name="ce21">
            <text:p>5,728</text:p>
          </table:table-cell>
          <table:table-cell office:value-type="float" office:value="3042" table:style-name="ce21">
            <text:p>3,042</text:p>
          </table:table-cell>
          <table:table-cell office:value-type="float" office:value="2686" table:style-name="ce21">
            <text:p>2,686</text:p>
          </table:table-cell>
          <table:table-cell office:value-type="float" office:value="3.7356602949136848" table:style-name="ce22">
            <text:p>3.74</text:p>
          </table:table-cell>
          <table:table-cell office:value-type="float" office:value="131838" table:style-name="ce21">
            <text:p>131,838</text:p>
          </table:table-cell>
          <table:table-cell office:value-type="float" office:value="66324" table:style-name="ce21">
            <text:p>66,324</text:p>
          </table:table-cell>
          <table:table-cell office:value-type="float" office:value="65514" table:style-name="ce21">
            <text:p>65,514</text:p>
          </table:table-cell>
          <table:table-cell office:value-type="float" office:value="85.98149126411144" table:style-name="ce22">
            <text:p>85.98</text:p>
          </table:table-cell>
          <table:table-cell office:value-type="float" office:value="20838" table:style-name="ce21">
            <text:p>20,838</text:p>
          </table:table-cell>
          <table:table-cell office:value-type="float" office:value="10106" table:style-name="ce21">
            <text:p>10,106</text:p>
          </table:table-cell>
          <table:table-cell office:value-type="float" office:value="10732" table:style-name="ce21">
            <text:p>10,732</text:p>
          </table:table-cell>
          <table:table-cell office:value-type="float" office:value="13.590029543542487" table:style-name="ce22">
            <text:p>13.59</text:p>
          </table:table-cell>
          <table:table-cell table:number-columns-repeated="16352"/>
        </table:table-row>
        <table:table-row table:style-name="ro10">
          <table:table-cell office:value-type="string" table:style-name="ce24">
            <text:p>金門縣</text:p>
          </table:table-cell>
          <table:table-cell office:value-type="float" office:value="140253" table:style-name="ce25">
            <text:p>140,253</text:p>
          </table:table-cell>
          <table:table-cell office:value-type="float" office:value="70041" table:style-name="ce25">
            <text:p>70,041</text:p>
          </table:table-cell>
          <table:table-cell office:value-type="float" office:value="70212" table:style-name="ce25">
            <text:p>70,212</text:p>
          </table:table-cell>
          <table:table-cell office:value-type="float" office:value="5072" table:style-name="ce25">
            <text:p>5,072</text:p>
          </table:table-cell>
          <table:table-cell office:value-type="float" office:value="2609" table:style-name="ce25">
            <text:p>2,609</text:p>
          </table:table-cell>
          <table:table-cell office:value-type="float" office:value="2463" table:style-name="ce25">
            <text:p>2,463</text:p>
          </table:table-cell>
          <table:table-cell office:value-type="float" office:value="3.6163219325076823" table:style-name="ce26">
            <text:p>3.62</text:p>
          </table:table-cell>
          <table:table-cell office:value-type="float" office:value="6702" table:style-name="ce25">
            <text:p>6,702</text:p>
          </table:table-cell>
          <table:table-cell office:value-type="float" office:value="3461" table:style-name="ce25">
            <text:p>3,461</text:p>
          </table:table-cell>
          <table:table-cell office:value-type="float" office:value="3241" table:style-name="ce25">
            <text:p>3,241</text:p>
          </table:table-cell>
          <table:table-cell office:value-type="float" office:value="4.778507411606169" table:style-name="ce27">
            <text:p>4.78</text:p>
          </table:table-cell>
          <table:table-cell office:value-type="float" office:value="10536" table:style-name="ce25">
            <text:p>10,536</text:p>
          </table:table-cell>
          <table:table-cell office:value-type="float" office:value="5446" table:style-name="ce25">
            <text:p>5,446</text:p>
          </table:table-cell>
          <table:table-cell office:value-type="float" office:value="5090" table:style-name="ce25">
            <text:p>5,090</text:p>
          </table:table-cell>
          <table:table-cell office:value-type="float" office:value="7.5121387777801543" table:style-name="ce26">
            <text:p>7.51</text:p>
          </table:table-cell>
          <table:table-cell office:value-type="float" office:value="11310" table:style-name="ce25">
            <text:p>11,310</text:p>
          </table:table-cell>
          <table:table-cell office:value-type="float" office:value="5879" table:style-name="ce25">
            <text:p>5,879</text:p>
          </table:table-cell>
          <table:table-cell office:value-type="float" office:value="5431" table:style-name="ce25">
            <text:p>5,431</text:p>
          </table:table-cell>
          <table:table-cell office:value-type="float" office:value="8.063998631045326" table:style-name="ce26">
            <text:p>8.06</text:p>
          </table:table-cell>
          <table:table-cell office:value-type="float" office:value="5164" table:style-name="ce25">
            <text:p>5,164</text:p>
          </table:table-cell>
          <table:table-cell office:value-type="float" office:value="2733" table:style-name="ce25">
            <text:p>2,733</text:p>
          </table:table-cell>
          <table:table-cell office:value-type="float" office:value="2431" table:style-name="ce25">
            <text:p>2,431</text:p>
          </table:table-cell>
          <table:table-cell office:value-type="float" office:value="3.6819176773402349" table:style-name="ce26">
            <text:p>3.68</text:p>
          </table:table-cell>
          <table:table-cell office:value-type="float" office:value="120883" table:style-name="ce25">
            <text:p>120,883</text:p>
          </table:table-cell>
          <table:table-cell office:value-type="float" office:value="59988" table:style-name="ce25">
            <text:p>59,988</text:p>
          </table:table-cell>
          <table:table-cell office:value-type="float" office:value="60895" table:style-name="ce25">
            <text:p>60,895</text:p>
          </table:table-cell>
          <table:table-cell office:value-type="float" office:value="86.189243723841912" table:style-name="ce26">
            <text:p>86.19</text:p>
          </table:table-cell>
          <table:table-cell office:value-type="float" office:value="19256" table:style-name="ce25">
            <text:p>19,256</text:p>
          </table:table-cell>
          <table:table-cell office:value-type="float" office:value="9251" table:style-name="ce25">
            <text:p>9,251</text:p>
          </table:table-cell>
          <table:table-cell office:value-type="float" office:value="10005" table:style-name="ce25">
            <text:p>10,005</text:p>
          </table:table-cell>
          <table:table-cell office:value-type="float" office:value="13.729474592343834" table:style-name="ce26">
            <text:p>13.73</text:p>
          </table:table-cell>
          <table:table-cell table:number-columns-repeated="16352"/>
        </table:table-row>
        <table:table-row table:style-name="ro11">
          <table:table-cell office:value-type="string" table:style-name="ce28">
            <text:p>連江縣</text:p>
          </table:table-cell>
          <table:table-cell office:value-type="float" office:value="13080" table:style-name="ce29">
            <text:p>13,080</text:p>
          </table:table-cell>
          <table:table-cell office:value-type="float" office:value="7493" table:style-name="ce30">
            <text:p>7,493</text:p>
          </table:table-cell>
          <table:table-cell office:value-type="float" office:value="5587" table:style-name="ce30">
            <text:p>5,587</text:p>
          </table:table-cell>
          <table:table-cell office:value-type="float" office:value="611" table:style-name="ce29">
            <text:p>611</text:p>
          </table:table-cell>
          <table:table-cell office:value-type="float" office:value="340" table:style-name="ce30">
            <text:p>340</text:p>
          </table:table-cell>
          <table:table-cell office:value-type="float" office:value="271" table:style-name="ce30">
            <text:p>271</text:p>
          </table:table-cell>
          <table:table-cell office:value-type="float" office:value="4.6712538226299696" table:style-name="ce31">
            <text:p>4.67</text:p>
          </table:table-cell>
          <table:table-cell office:value-type="float" office:value="797" table:style-name="ce29">
            <text:p>797</text:p>
          </table:table-cell>
          <table:table-cell office:value-type="float" office:value="428" table:style-name="ce30">
            <text:p>428</text:p>
          </table:table-cell>
          <table:table-cell office:value-type="float" office:value="369" table:style-name="ce30">
            <text:p>369</text:p>
          </table:table-cell>
          <table:table-cell office:value-type="float" office:value="6.0932721712538225" table:style-name="ce32">
            <text:p>6.09</text:p>
          </table:table-cell>
          <table:table-cell office:value-type="float" office:value="1256" table:style-name="ce29">
            <text:p>1,256</text:p>
          </table:table-cell>
          <table:table-cell office:value-type="float" office:value="673" table:style-name="ce30">
            <text:p>673</text:p>
          </table:table-cell>
          <table:table-cell office:value-type="float" office:value="583" table:style-name="ce30">
            <text:p>583</text:p>
          </table:table-cell>
          <table:table-cell office:value-type="float" office:value="9.6024464831804277" table:style-name="ce31">
            <text:p>9.60</text:p>
          </table:table-cell>
          <table:table-cell office:value-type="float" office:value="1352" table:style-name="ce29">
            <text:p>1,352</text:p>
          </table:table-cell>
          <table:table-cell office:value-type="float" office:value="721" table:style-name="ce30">
            <text:p>721</text:p>
          </table:table-cell>
          <table:table-cell office:value-type="float" office:value="631" table:style-name="ce30">
            <text:p>631</text:p>
          </table:table-cell>
          <table:table-cell office:value-type="float" office:value="10.336391437308869" table:style-name="ce31">
            <text:p>10.34</text:p>
          </table:table-cell>
          <table:table-cell office:value-type="float" office:value="564" table:style-name="ce29">
            <text:p>564</text:p>
          </table:table-cell>
          <table:table-cell office:value-type="float" office:value="309" table:style-name="ce30">
            <text:p>309</text:p>
          </table:table-cell>
          <table:table-cell office:value-type="float" office:value="255" table:style-name="ce30">
            <text:p>255</text:p>
          </table:table-cell>
          <table:table-cell office:value-type="float" office:value="4.3119266055045875" table:style-name="ce31">
            <text:p>4.31</text:p>
          </table:table-cell>
          <table:table-cell office:value-type="float" office:value="10955" table:style-name="ce29">
            <text:p>10,955</text:p>
          </table:table-cell>
          <table:table-cell office:value-type="float" office:value="6336" table:style-name="ce30">
            <text:p>6,336</text:p>
          </table:table-cell>
          <table:table-cell office:value-type="float" office:value="4619" table:style-name="ce30">
            <text:p>4,619</text:p>
          </table:table-cell>
          <table:table-cell office:value-type="float" office:value="83.75382262996942" table:style-name="ce31">
            <text:p>83.75</text:p>
          </table:table-cell>
          <table:table-cell office:value-type="float" office:value="1582" table:style-name="ce29">
            <text:p>1,582</text:p>
          </table:table-cell>
          <table:table-cell office:value-type="float" office:value="855" table:style-name="ce30">
            <text:p>855</text:p>
          </table:table-cell>
          <table:table-cell office:value-type="float" office:value="727" table:style-name="ce30">
            <text:p>727</text:p>
          </table:table-cell>
          <table:table-cell office:value-type="float" office:value="12.094801223241589" table:style-name="ce31">
            <text:p>12.09</text:p>
          </table:table-cell>
          <table:table-cell table:number-columns-repeated="16352" table:style-name="ce33"/>
        </table:table-row>
        <table:table-row table:style-name="ro12">
          <table:table-cell office:value-type="string" table:style-name="ce34">
            <text:p>說明：本表各年齡結構指標項目係屬部分統計，各年齡指標欄位合計數不等於總人口數。</text:p>
          </table:table-cell>
          <table:table-cell table:number-columns-repeated="3" table:style-name="ce35"/>
          <table:table-cell table:number-columns-repeated="3" table:style-name="ce36"/>
          <table:table-cell table:style-name="ce37"/>
          <table:table-cell table:number-columns-repeated="16" table:style-name="ce38"/>
          <table:table-cell table:number-columns-repeated="3" table:style-name="ce39"/>
          <table:table-cell table:number-columns-repeated="4" table:style-name="ce40"/>
          <table:table-cell office:value-type="string" table:style-name="ce41">
            <text:p>內政部戶政司 民國109年2月7日編製</text:p>
          </table:table-cell>
          <table:table-cell table:number-columns-repeated="16352"/>
        </table:table-row>
        <table:table-row table:number-rows-repeated="1048546" table:style-name="ro13">
          <table:table-cell table:number-columns-repeated="16384"/>
        </table:table-row>
        <table:named-expressions>
          <table:named-expression table:name="\a" table:expression="of:=[.#REF!]" table:base-cell-address="05-年齡結構.$A$1"/>
          <table:named-expression table:name="\b" table:expression="of:=[.#REF!]" table:base-cell-address="05-年齡結構.$A$1"/>
          <table:named-expression table:name="NAME" table:expression="of:=[.#REF!]" table:base-cell-address="05-年齡結構.$A$1"/>
          <table:named-expression table:name="P_1" table:expression="of:=[.#REF!]" table:base-cell-address="05-年齡結構.$A$1"/>
          <table:named-expression table:name="P_11" table:expression="of:=[.#REF!]" table:base-cell-address="05-年齡結構.$A$1"/>
          <table:named-expression table:name="P_2" table:expression="of:=[.#REF!]" table:base-cell-address="05-年齡結構.$A$1"/>
          <table:named-range table:name="Print_Area" table:cell-range-address="05-年齡結構.$A$1:05-年齡結構.$AF$30" table:base-cell-address="05-年齡結構.$A$1"/>
          <table:named-expression table:name="PRINT_AREA_MI" table:expression="of:=[.#REF!]" table:base-cell-address="05-年齡結構.$A$1"/>
          <table:named-expression table:name="rd_rf_f_97y_9802_data" table:expression="of:=[.#REF!]" table:base-cell-address="05-年齡結構.$A$1"/>
          <table:named-expression table:name="rd_rg_f_84y_97y_data" table:expression="of:=[.#REF!]" table:base-cell-address="05-年齡結構.$A$1"/>
          <table:named-expression table:name="rd_rg_f_9805_data" table:expression="of:=[.#REF!]" table:base-cell-address="05-年齡結構.$A$1"/>
          <table:named-expression table:name="rd_rg_f_9806_data" table:expression="of:=[.#REF!]" table:base-cell-address="05-年齡結構.$A$1"/>
          <table:named-expression table:name="rd_rg_f_9807_data" table:expression="of:=[.#REF!]" table:base-cell-address="05-年齡結構.$A$1"/>
          <table:named-expression table:name="rd_rg_f_9808_data" table:expression="of:=[.#REF!]" table:base-cell-address="05-年齡結構.$A$1"/>
          <table:named-expression table:name="rd_rg_f_98y_9803_data" table:expression="of:=[.#REF!]" table:base-cell-address="05-年齡結構.$A$1"/>
          <table:named-expression table:name="rd_rg_f_98y_9804_data" table:expression="of:=[.#REF!]" table:base-cell-address="05-年齡結構.$A$1"/>
          <table:named-expression table:name="rd_rg_q_84y_97y_data" table:expression="of:=[.#REF!]" table:base-cell-address="05-年齡結構.$A$1"/>
          <table:named-expression table:name="rd_rg_q_97y_9802_data" table:expression="of:=[.#REF!]" table:base-cell-address="05-年齡結構.$A$1"/>
          <table:named-expression table:name="rd_rg_q_9805_data" table:expression="of:=[.#REF!]" table:base-cell-address="05-年齡結構.$A$1"/>
          <table:named-expression table:name="rd_rg_q_9806_data" table:expression="of:=[.#REF!]" table:base-cell-address="05-年齡結構.$A$1"/>
          <table:named-expression table:name="rd_rg_q_9807_data" table:expression="of:=[.#REF!]" table:base-cell-address="05-年齡結構.$A$1"/>
          <table:named-expression table:name="rd_rg_q_9808_data" table:expression="of:=[.#REF!]" table:base-cell-address="05-年齡結構.$A$1"/>
          <table:named-expression table:name="rd_rg_q_98y_9803_data" table:expression="of:=[.#REF!]" table:base-cell-address="05-年齡結構.$A$1"/>
          <table:named-expression table:name="rd_rg_q_98y_9804_data" table:expression="of:=[.#REF!]" table:base-cell-address="05-年齡結構.$A$1"/>
          <table:named-expression table:name="rd_rg_q9607" table:expression="of:=[.#REF!]" table:base-cell-address="05-年齡結構.$A$1"/>
          <table:named-expression table:name="rd_t_84y_97y_data" table:expression="of:=[.#REF!]" table:base-cell-address="05-年齡結構.$A$1"/>
          <table:named-expression table:name="rd_t_97y_9802_data" table:expression="of:=[.#REF!]" table:base-cell-address="05-年齡結構.$A$1"/>
          <table:named-expression table:name="rd_t_9805_data" table:expression="of:=[.#REF!]" table:base-cell-address="05-年齡結構.$A$1"/>
          <table:named-expression table:name="rd_t_9806_data" table:expression="of:=[.#REF!]" table:base-cell-address="05-年齡結構.$A$1"/>
          <table:named-expression table:name="rd_t_9807_data" table:expression="of:=[.#REF!]" table:base-cell-address="05-年齡結構.$A$1"/>
          <table:named-expression table:name="rd_t_9808_data" table:expression="of:=[.#REF!]" table:base-cell-address="05-年齡結構.$A$1"/>
          <table:named-expression table:name="rd_t_98y_9803_data" table:expression="of:=[.#REF!]" table:base-cell-address="05-年齡結構.$A$1"/>
          <table:named-expression table:name="rd_t_98y_9804_data" table:expression="of:=[.#REF!]" table:base-cell-address="05-年齡結構.$A$1"/>
          <table:named-expression table:name="rd_t9607" table:expression="of:=[.#REF!]" table:base-cell-address="05-年齡結構.$A$1"/>
          <table:named-expression table:name="月底人口數" table:expression="of:=[.#REF!]" table:base-cell-address="05-年齡結構.$A$1"/>
          <table:named-expression table:name="出生" table:expression="of:=[.#REF!]" table:base-cell-address="05-年齡結構.$A$1"/>
          <table:named-expression table:name="死亡" table:expression="of:=[.#REF!]" table:base-cell-address="05-年齡結構.$A$1"/>
          <table:named-expression table:name="結婚" table:expression="of:=[.#REF!]" table:base-cell-address="05-年齡結構.$A$1"/>
          <table:named-expression table:name="鄰數戶數" table:expression="of:=[.#REF!]" table:base-cell-address="05-年齡結構.$A$1"/>
          <table:named-expression table:name="離婚" table:expression="of:=[.#REF!]" table:base-cell-address="05-年齡結構.$A$1"/>
        </table:named-expressions>
      </table:table>
      <table:table table:name="'file:///D:/袖0/01--速（月）報/6.速(月)報套印/【套印】各月(03以外).xlsx'#新02性比例等-年月別" table:style-name="ta2">
        <table:table-source xlink:href="file:///D:/袖0/01--速（月）報/6.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2-縣市別" table:style-name="ta2">
        <table:table-source xlink:href="file:///D:/袖0/01--速（月）報/6.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4-單一年齡" table:style-name="ta2">
        <table:table-source xlink:href="file:///D:/袖0/01--速（月）報/6.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5-年齡結構" table:style-name="ta2">
        <table:table-source xlink:href="file:///D:/袖0/01--速（月）報/6.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6_人口增加&amp;生死結離" table:style-name="ta2">
        <table:table-source xlink:href="file:///D:/袖0/01--速（月）報/6.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出生-年月別" table:style-name="ta2">
        <table:table-source xlink:href="file:///D:/袖0/01--速（月）報/6.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-縣市別" table:style-name="ta2">
        <table:table-source xlink:href="file:///D:/袖0/01--速（月）報/6.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年月別" table:style-name="ta2">
        <table:table-source xlink:href="file:///D:/袖0/01--速（月）報/6.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縣市別" table:style-name="ta2">
        <table:table-source xlink:href="file:///D:/袖0/01--速（月）報/6.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設籍情形" table:style-name="ta2">
        <table:table-source xlink:href="file:///D:/袖0/01--速（月）報/6.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年月別_" table:style-name="ta2">
        <table:table-source xlink:href="file:///D:/袖0/01--速（月）報/6.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縣市別_" table:style-name="ta2">
        <table:table-source xlink:href="file:///D:/袖0/01--速（月）報/6.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設籍情形_" table:style-name="ta2">
        <table:table-source xlink:href="file:///D:/袖0/01--速（月）報/6.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年月別-新" table:style-name="ta2">
        <table:table-source xlink:href="file:///D:/袖0/01--速（月）報/6.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縣市別-新" table:style-name="ta2">
        <table:table-source xlink:href="file:///D:/袖0/01--速（月）報/6.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1-遷徙" table:style-name="ta2">
        <table:table-source xlink:href="file:///D:/袖0/01--速（月）報/6.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2</meta:generator>
    <meta:initial-creator>何袖綾</meta:initial-creator>
    <dc:creator>何袖綾</dc:creator>
    <meta:creation-date>2020-02-07T05:32:19Z</meta:creation-date>
    <dc:date>2020-02-07T05:32:58Z</dc:date>
  </office:meta>
</office:document-meta>
</file>